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-serif" svg:font-family="sans-serif"/>
    <style:font-face style:name="ＭＳ ゴシック" svg:font-family="'ＭＳ ゴシック', 'MS Gothic'" style:font-family-generic="modern"/>
    <style:font-face style:name="ＭＳ 明朝" svg:font-family="'ＭＳ 明朝', 'MS Mincho'" style:font-family-generic="roman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Century" svg:font-family="Century" style:font-family-generic="roman" style:font-pitch="variable"/>
    <style:font-face style:name="HiraMinProN-W3" svg:font-family="HiraMinProN-W3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automatic-styles>
    <style:style style:name="表1" style:family="table">
      <style:table-properties style:width="17.374cm" table:align="margins" style:writing-mode="lr-tb"/>
    </style:style>
    <style:style style:name="表1.A" style:family="table-column">
      <style:table-column-properties style:column-width="2.401cm" style:rel-column-width="9055*"/>
    </style:style>
    <style:style style:name="表1.B" style:family="table-column">
      <style:table-column-properties style:column-width="14.974cm" style:rel-column-width="56480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7.704cm" table:align="left" style:writing-mode="lr-tb"/>
    </style:style>
    <style:style style:name="表10.A" style:family="table-column">
      <style:table-column-properties style:column-width="15.408cm"/>
    </style:style>
    <style:style style:name="表10.B" style:family="table-column">
      <style:table-column-properties style:column-width="2.297cm"/>
    </style:style>
    <style:style style:name="表10.1" style:family="table-row">
      <style:table-row-properties style:min-row-height="0.81cm" fo:keep-together="auto"/>
    </style:style>
    <style:style style:name="表10.A1" style:family="table-cell">
      <style:table-cell-properties style:vertical-align="middle" fo:background-color="#f2f2f2" fo:padding-left="0.191cm" fo:padding-right="0.191cm" fo:padding-top="0cm" fo:padding-bottom="0cm" fo:border="1pt solid #000000" style:writing-mode="lr-tb">
        <style:background-image/>
      </style:table-cell-properties>
    </style:style>
    <style:style style:name="表10.2" style:family="table-row">
      <style:table-row-properties style:min-row-height="1.351cm" fo:keep-together="auto"/>
    </style:style>
    <style:style style:name="表10.A2" style:family="table-cell">
      <style:table-cell-properties style:vertical-align="middle" fo:background-color="#ffffff" fo:padding-left="0.191cm" fo:padding-right="0.191cm" fo:padding-top="0cm" fo:padding-bottom="0cm" fo:border-left="0.5pt dotted #000000" fo:border-right="none" fo:border-top="1pt solid #000000" fo:border-bottom="0.5pt dotted #000000" style:writing-mode="lr-tb">
        <style:background-image/>
      </style:table-cell-properties>
    </style:style>
    <style:style style:name="表10.B2" style:family="table-cell">
      <style:table-cell-properties style:vertical-align="middle" fo:background-color="#ffffff" fo:padding-left="0.191cm" fo:padding-right="0.191cm" fo:padding-top="0cm" fo:padding-bottom="0cm" fo:border-left="0.5pt dotted #000000" fo:border-right="0.5pt dotted #000000" fo:border-top="1pt solid #000000" fo:border-bottom="0.5pt dotted #000000" style:writing-mode="lr-tb">
        <style:background-image/>
      </style:table-cell-properties>
    </style:style>
    <style:style style:name="表11" style:family="table">
      <style:table-properties style:width="17.704cm" table:align="left" style:writing-mode="lr-tb"/>
    </style:style>
    <style:style style:name="表11.A" style:family="table-column">
      <style:table-column-properties style:column-width="12.102cm"/>
    </style:style>
    <style:style style:name="表11.B" style:family="table-column">
      <style:table-column-properties style:column-width="3.122cm"/>
    </style:style>
    <style:style style:name="表11.C" style:family="table-column">
      <style:table-column-properties style:column-width="2.48cm"/>
    </style:style>
    <style:style style:name="表11.1" style:family="table-row">
      <style:table-row-properties style:min-row-height="0.584cm" fo:keep-together="auto"/>
    </style:style>
    <style:style style:name="表11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11.2" style:family="table-row">
      <style:table-row-properties style:min-row-height="7.37cm" fo:keep-together="auto"/>
    </style:style>
    <style:style style:name="表11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11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11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表5" style:family="table">
      <style:table-properties style:width="17.704cm" table:align="left" style:writing-mode="lr-tb"/>
    </style:style>
    <style:style style:name="表5.A" style:family="table-column">
      <style:table-column-properties style:column-width="11.989cm"/>
    </style:style>
    <style:style style:name="表5.B" style:family="table-column">
      <style:table-column-properties style:column-width="3.235cm"/>
    </style:style>
    <style:style style:name="表5.C" style:family="table-column">
      <style:table-column-properties style:column-width="2.48cm"/>
    </style:style>
    <style:style style:name="表5.1" style:family="table-row">
      <style:table-row-properties style:min-row-height="0.489cm" fo:keep-together="auto"/>
    </style:style>
    <style:style style:name="表5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5.2" style:family="table-row">
      <style:table-row-properties style:min-row-height="7.37cm" fo:keep-together="auto"/>
    </style:style>
    <style:style style:name="表5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5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5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表12" style:family="table">
      <style:table-properties style:width="17.704cm" table:align="left" style:writing-mode="lr-tb"/>
    </style:style>
    <style:style style:name="表12.A" style:family="table-column">
      <style:table-column-properties style:column-width="11.989cm"/>
    </style:style>
    <style:style style:name="表12.B" style:family="table-column">
      <style:table-column-properties style:column-width="3.235cm"/>
    </style:style>
    <style:style style:name="表12.C" style:family="table-column">
      <style:table-column-properties style:column-width="2.48cm"/>
    </style:style>
    <style:style style:name="表12.1" style:family="table-row">
      <style:table-row-properties style:min-row-height="0.489cm" fo:keep-together="auto"/>
    </style:style>
    <style:style style:name="表12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12.2" style:family="table-row">
      <style:table-row-properties style:min-row-height="7.37cm" fo:keep-together="auto"/>
    </style:style>
    <style:style style:name="表12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12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12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表4" style:family="table">
      <style:table-properties style:width="17.704cm" table:align="left" style:writing-mode="lr-tb"/>
    </style:style>
    <style:style style:name="表4.A" style:family="table-column">
      <style:table-column-properties style:column-width="11.989cm"/>
    </style:style>
    <style:style style:name="表4.B" style:family="table-column">
      <style:table-column-properties style:column-width="3.235cm"/>
    </style:style>
    <style:style style:name="表4.C" style:family="table-column">
      <style:table-column-properties style:column-width="2.48cm"/>
    </style:style>
    <style:style style:name="表4.1" style:family="table-row">
      <style:table-row-properties style:min-row-height="0.489cm" fo:keep-together="auto"/>
    </style:style>
    <style:style style:name="表4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4.2" style:family="table-row">
      <style:table-row-properties style:min-row-height="7.37cm" fo:keep-together="auto"/>
    </style:style>
    <style:style style:name="表4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4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4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表13" style:family="table">
      <style:table-properties style:width="17.704cm" table:align="left" style:writing-mode="lr-tb"/>
    </style:style>
    <style:style style:name="表13.A" style:family="table-column">
      <style:table-column-properties style:column-width="11.989cm"/>
    </style:style>
    <style:style style:name="表13.B" style:family="table-column">
      <style:table-column-properties style:column-width="3.235cm"/>
    </style:style>
    <style:style style:name="表13.C" style:family="table-column">
      <style:table-column-properties style:column-width="2.48cm"/>
    </style:style>
    <style:style style:name="表13.1" style:family="table-row">
      <style:table-row-properties style:min-row-height="0.489cm" fo:keep-together="auto"/>
    </style:style>
    <style:style style:name="表13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13.2" style:family="table-row">
      <style:table-row-properties style:min-row-height="7.37cm" fo:keep-together="auto"/>
    </style:style>
    <style:style style:name="表13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13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13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表2" style:family="table">
      <style:table-properties style:width="17.704cm" table:align="left" style:writing-mode="lr-tb"/>
    </style:style>
    <style:style style:name="表2.A" style:family="table-column">
      <style:table-column-properties style:column-width="11.989cm"/>
    </style:style>
    <style:style style:name="表2.B" style:family="table-column">
      <style:table-column-properties style:column-width="3.235cm"/>
    </style:style>
    <style:style style:name="表2.C" style:family="table-column">
      <style:table-column-properties style:column-width="2.48cm"/>
    </style:style>
    <style:style style:name="表2.1" style:family="table-row">
      <style:table-row-properties style:min-row-height="0.489cm" fo:keep-together="auto"/>
    </style:style>
    <style:style style:name="表2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2.2" style:family="table-row">
      <style:table-row-properties style:min-row-height="7.37cm" fo:keep-together="auto"/>
    </style:style>
    <style:style style:name="表2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2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2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表3" style:family="table">
      <style:table-properties style:width="17.704cm" table:align="left" style:writing-mode="lr-tb"/>
    </style:style>
    <style:style style:name="表3.A" style:family="table-column">
      <style:table-column-properties style:column-width="15.252cm"/>
    </style:style>
    <style:style style:name="表3.B" style:family="table-column">
      <style:table-column-properties style:column-width="2.452cm"/>
    </style:style>
    <style:style style:name="表3.1" style:family="table-row">
      <style:table-row-properties style:min-row-height="0.81cm" fo:keep-together="auto"/>
    </style:style>
    <style:style style:name="表3.A1" style:family="table-cell">
      <style:table-cell-properties style:vertical-align="middle" fo:background-color="#f2f2f2" fo:padding-left="0.191cm" fo:padding-right="0.191cm" fo:padding-top="0cm" fo:padding-bottom="0cm" fo:border="1pt solid #000000" style:writing-mode="lr-tb">
        <style:background-image/>
      </style:table-cell-properties>
    </style:style>
    <style:style style:name="表3.2" style:family="table-row">
      <style:table-row-properties style:min-row-height="1.351cm" fo:keep-together="auto"/>
    </style:style>
    <style:style style:name="表3.A2" style:family="table-cell">
      <style:table-cell-properties style:vertical-align="middle" fo:background-color="#ffffff" fo:padding-left="0.191cm" fo:padding-right="0.191cm" fo:padding-top="0cm" fo:padding-bottom="0cm" fo:border-left="0.5pt dotted #000000" fo:border-right="none" fo:border-top="1pt solid #000000" fo:border-bottom="0.5pt dotted #000000" style:writing-mode="lr-tb">
        <style:background-image/>
      </style:table-cell-properties>
    </style:style>
    <style:style style:name="表3.B2" style:family="table-cell">
      <style:table-cell-properties style:vertical-align="middle" fo:background-color="#ffffff" fo:padding-left="0.191cm" fo:padding-right="0.191cm" fo:padding-top="0cm" fo:padding-bottom="0cm" fo:border-left="0.5pt dotted #000000" fo:border-right="0.5pt dotted #000000" fo:border-top="1pt solid #000000" fo:border-bottom="0.5pt dotted #000000" style:writing-mode="lr-tb">
        <style:background-image/>
      </style:table-cell-properties>
    </style:style>
    <style:style style:name="表7" style:family="table">
      <style:table-properties style:width="17.704cm" table:align="left" style:writing-mode="lr-tb"/>
    </style:style>
    <style:style style:name="表7.A" style:family="table-column">
      <style:table-column-properties style:column-width="12.765cm"/>
    </style:style>
    <style:style style:name="表7.B" style:family="table-column">
      <style:table-column-properties style:column-width="2.459cm"/>
    </style:style>
    <style:style style:name="表7.C" style:family="table-column">
      <style:table-column-properties style:column-width="2.48cm"/>
    </style:style>
    <style:style style:name="表7.1" style:family="table-row">
      <style:table-row-properties style:min-row-height="0.584cm" fo:keep-together="auto"/>
    </style:style>
    <style:style style:name="表7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7.2" style:family="table-row">
      <style:table-row-properties style:min-row-height="7.37cm" fo:keep-together="auto"/>
    </style:style>
    <style:style style:name="表7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7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7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表6" style:family="table">
      <style:table-properties style:width="17.704cm" table:align="left" style:writing-mode="lr-tb"/>
    </style:style>
    <style:style style:name="表6.A" style:family="table-column">
      <style:table-column-properties style:column-width="13.709cm"/>
    </style:style>
    <style:style style:name="表6.B" style:family="table-column">
      <style:table-column-properties style:column-width="3.995cm"/>
    </style:style>
    <style:style style:name="表6.1" style:family="table-row">
      <style:table-row-properties style:min-row-height="0.81cm" fo:keep-together="auto"/>
    </style:style>
    <style:style style:name="表6.A1" style:family="table-cell">
      <style:table-cell-properties style:vertical-align="middle" fo:background-color="#f2f2f2" fo:padding-left="0.191cm" fo:padding-right="0.191cm" fo:padding-top="0cm" fo:padding-bottom="0cm" fo:border="1pt solid #000000" style:writing-mode="lr-tb">
        <style:background-image/>
      </style:table-cell-properties>
    </style:style>
    <style:style style:name="表6.2" style:family="table-row">
      <style:table-row-properties style:min-row-height="1.351cm" fo:keep-together="auto"/>
    </style:style>
    <style:style style:name="表6.A2" style:family="table-cell">
      <style:table-cell-properties style:vertical-align="middle" fo:background-color="#ffffff" fo:padding-left="0.191cm" fo:padding-right="0.191cm" fo:padding-top="0cm" fo:padding-bottom="0cm" fo:border-left="0.5pt dotted #000000" fo:border-right="none" fo:border-top="1pt solid #000000" fo:border-bottom="0.5pt dotted #000000" style:writing-mode="lr-tb">
        <style:background-image/>
      </style:table-cell-properties>
    </style:style>
    <style:style style:name="表6.B2" style:family="table-cell">
      <style:table-cell-properties style:vertical-align="middle" fo:background-color="#ffffff" fo:padding-left="0.191cm" fo:padding-right="0.191cm" fo:padding-top="0cm" fo:padding-bottom="0cm" fo:border-left="0.5pt dotted #000000" fo:border-right="0.5pt dotted #000000" fo:border-top="1pt solid #000000" fo:border-bottom="0.5pt dotted #000000" style:writing-mode="lr-tb">
        <style:background-image/>
      </style:table-cell-properties>
    </style:style>
    <style:style style:name="表8" style:family="table">
      <style:table-properties style:width="17.704cm" table:align="left" style:writing-mode="lr-tb"/>
    </style:style>
    <style:style style:name="表8.A" style:family="table-column">
      <style:table-column-properties style:column-width="12.765cm"/>
    </style:style>
    <style:style style:name="表8.B" style:family="table-column">
      <style:table-column-properties style:column-width="2.459cm"/>
    </style:style>
    <style:style style:name="表8.C" style:family="table-column">
      <style:table-column-properties style:column-width="2.48cm"/>
    </style:style>
    <style:style style:name="表8.1" style:family="table-row">
      <style:table-row-properties style:min-row-height="0.584cm" fo:keep-together="auto"/>
    </style:style>
    <style:style style:name="表8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8.2" style:family="table-row">
      <style:table-row-properties style:min-row-height="7.37cm" fo:keep-together="auto"/>
    </style:style>
    <style:style style:name="表8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8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8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表9" style:family="table">
      <style:table-properties style:width="17.704cm" table:align="left" style:writing-mode="lr-tb"/>
    </style:style>
    <style:style style:name="表9.A" style:family="table-column">
      <style:table-column-properties style:column-width="15.296cm"/>
    </style:style>
    <style:style style:name="表9.B" style:family="table-column">
      <style:table-column-properties style:column-width="2.408cm"/>
    </style:style>
    <style:style style:name="表9.1" style:family="table-row">
      <style:table-row-properties style:min-row-height="0.81cm" fo:keep-together="auto"/>
    </style:style>
    <style:style style:name="表9.A1" style:family="table-cell">
      <style:table-cell-properties style:vertical-align="middle" fo:background-color="#f2f2f2" fo:padding-left="0.191cm" fo:padding-right="0.191cm" fo:padding-top="0cm" fo:padding-bottom="0cm" fo:border="1pt solid #000000" style:writing-mode="lr-tb">
        <style:background-image/>
      </style:table-cell-properties>
    </style:style>
    <style:style style:name="表9.2" style:family="table-row">
      <style:table-row-properties style:min-row-height="1.351cm" fo:keep-together="auto"/>
    </style:style>
    <style:style style:name="表9.A2" style:family="table-cell">
      <style:table-cell-properties style:vertical-align="middle" fo:background-color="#ffffff" fo:padding-left="0.191cm" fo:padding-right="0.191cm" fo:padding-top="0cm" fo:padding-bottom="0cm" fo:border-left="0.5pt dotted #000000" fo:border-right="none" fo:border-top="1pt solid #000000" fo:border-bottom="0.5pt dotted #000000" style:writing-mode="lr-tb">
        <style:background-image/>
      </style:table-cell-properties>
    </style:style>
    <style:style style:name="表9.B2" style:family="table-cell">
      <style:table-cell-properties style:vertical-align="middle" fo:background-color="#ffffff" fo:padding-left="0.191cm" fo:padding-right="0.191cm" fo:padding-top="0cm" fo:padding-bottom="0cm" fo:border-left="0.5pt dotted #000000" fo:border-right="0.5pt dotted #000000" fo:border-top="1pt solid #000000" fo:border-bottom="0.5pt dotted #000000" style:writing-mode="lr-tb">
        <style:background-image/>
      </style:table-cell-properties>
    </style:style>
    <style:style style:name="表14" style:family="table">
      <style:table-properties style:width="17.704cm" table:align="left" style:writing-mode="lr-tb"/>
    </style:style>
    <style:style style:name="表14.A" style:family="table-column">
      <style:table-column-properties style:column-width="12.765cm"/>
    </style:style>
    <style:style style:name="表14.B" style:family="table-column">
      <style:table-column-properties style:column-width="2.459cm"/>
    </style:style>
    <style:style style:name="表14.C" style:family="table-column">
      <style:table-column-properties style:column-width="2.48cm"/>
    </style:style>
    <style:style style:name="表14.1" style:family="table-row">
      <style:table-row-properties style:min-row-height="0.584cm" fo:keep-together="auto"/>
    </style:style>
    <style:style style:name="表14.A1" style:family="table-cell">
      <style:table-cell-properties style:vertical-align="middle" fo:background-color="#f2f2f2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表14.2" style:family="table-row">
      <style:table-row-properties style:min-row-height="7.37cm" fo:keep-together="auto"/>
    </style:style>
    <style:style style:name="表14.A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14.B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none" style:writing-mode="lr-tb"/>
    </style:style>
    <style:style style:name="表14.C2" style:family="table-cell">
      <style:table-cell-properties style:vertical-align="top" fo:padding-left="0.191cm" fo:padding-right="0.191cm" fo:padding-top="0cm" fo:padding-bottom="0cm" fo:border-left="0.5pt dotted #000000" fo:border-right="0.5pt dotted #000000" fo:border-top="0.5pt dotted #000000" fo:border-bottom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ヒラギノ明朝 ProN" fo:font-size="9pt" officeooo:paragraph-rsid="0052e86a" style:font-name-asian="ヒラギノ明朝 ProN" style:font-size-asian="9pt" style:font-name-complex="ＭＳ Ｐ明朝" style:font-size-complex="9pt"/>
    </style:style>
    <style:style style:name="P3" style:family="paragraph" style:parent-style-name="Standard">
      <style:paragraph-properties fo:text-align="start" style:justify-single-word="false"/>
      <style:text-properties fo:color="#000000" style:font-name="ヒラギノ明朝 ProN" fo:font-size="9pt" officeooo:paragraph-rsid="0054c548" style:font-name-asian="ヒラギノ明朝 ProN" style:font-size-asian="9pt" style:font-name-complex="ＭＳ Ｐ明朝" style:font-size-complex="9pt"/>
    </style:style>
    <style:style style:name="P4" style:family="paragraph" style:parent-style-name="Standard">
      <style:paragraph-properties fo:text-align="start" style:justify-single-word="false"/>
      <style:text-properties fo:color="#000000" style:font-name="ヒラギノ明朝 ProN" fo:font-size="9pt" officeooo:paragraph-rsid="0084fef3" style:font-name-asian="ヒラギノ明朝 ProN" style:font-size-asian="9pt" style:font-name-complex="ＭＳ Ｐ明朝" style:font-size-complex="9pt"/>
    </style:style>
    <style:style style:name="P5" style:family="paragraph" style:parent-style-name="Standard">
      <style:paragraph-properties fo:text-align="start" style:justify-single-word="false"/>
      <style:text-properties fo:color="#000000" style:font-name="ヒラギノ明朝 ProN" fo:font-size="9pt" officeooo:paragraph-rsid="009040cc" style:font-name-asian="ヒラギノ明朝 ProN" style:font-size-asian="9pt" style:font-name-complex="ＭＳ Ｐ明朝" style:font-size-complex="9pt"/>
    </style:style>
    <style:style style:name="P6" style:family="paragraph" style:parent-style-name="Standard">
      <style:paragraph-properties fo:text-align="start" style:justify-single-word="false"/>
      <style:text-properties fo:color="#000000" style:font-name="ヒラギノ明朝 ProN" fo:font-size="9pt" officeooo:paragraph-rsid="0093af4a" style:font-name-asian="ヒラギノ明朝 ProN" style:font-size-asian="9pt" style:font-name-complex="ＭＳ Ｐ明朝" style:font-size-complex="9pt"/>
    </style:style>
    <style:style style:name="P7" style:family="paragraph" style:parent-style-name="Standard">
      <style:paragraph-properties fo:text-align="start" style:justify-single-word="false"/>
      <style:text-properties fo:color="#000000" style:font-name="ヒラギノ明朝 ProN" fo:font-size="9pt" officeooo:paragraph-rsid="0094eab3" style:font-name-asian="ヒラギノ明朝 ProN" style:font-size-asian="9pt" style:font-name-complex="ＭＳ Ｐ明朝" style:font-size-complex="9pt"/>
    </style:style>
    <style:style style:name="P8" style:family="paragraph" style:parent-style-name="Standard">
      <style:paragraph-properties fo:text-align="start" style:justify-single-word="false"/>
      <style:text-properties fo:color="#000000" style:font-name="ヒラギノ明朝 ProN" fo:font-size="9pt" officeooo:paragraph-rsid="00968597" style:font-name-asian="ヒラギノ明朝 ProN" style:font-size-asian="9pt" style:font-name-complex="ＭＳ Ｐ明朝" style:font-size-complex="9pt"/>
    </style:style>
    <style:style style:name="P9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2c2f8f" style:font-name-asian="ヒラギノ明朝 ProN" style:font-size-asian="9pt" style:font-name-complex="ＭＳ Ｐ明朝" style:font-size-complex="9pt"/>
    </style:style>
    <style:style style:name="P10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52e86a" style:font-name-asian="ヒラギノ明朝 ProN" style:font-size-asian="9pt" style:font-name-complex="ＭＳ Ｐ明朝" style:font-size-complex="9pt"/>
    </style:style>
    <style:style style:name="P11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54c548" style:font-name-asian="ヒラギノ明朝 ProN" style:font-size-asian="9pt" style:font-name-complex="ＭＳ Ｐ明朝" style:font-size-complex="9pt"/>
    </style:style>
    <style:style style:name="P12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84fef3" style:font-name-asian="ヒラギノ明朝 ProN" style:font-size-asian="9pt" style:font-name-complex="ＭＳ Ｐ明朝" style:font-size-complex="9pt"/>
    </style:style>
    <style:style style:name="P13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9040cc" style:font-name-asian="ヒラギノ明朝 ProN" style:font-size-asian="9pt" style:font-name-complex="ＭＳ Ｐ明朝" style:font-size-complex="9pt"/>
    </style:style>
    <style:style style:name="P14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93af4a" style:font-name-asian="ヒラギノ明朝 ProN" style:font-size-asian="9pt" style:font-name-complex="ＭＳ Ｐ明朝" style:font-size-complex="9pt"/>
    </style:style>
    <style:style style:name="P15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94eab3" style:font-name-asian="ヒラギノ明朝 ProN" style:font-size-asian="9pt" style:font-name-complex="ＭＳ Ｐ明朝" style:font-size-complex="9pt"/>
    </style:style>
    <style:style style:name="P16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968597" style:font-name-asian="ヒラギノ明朝 ProN" style:font-size-asian="9pt" style:font-name-complex="ＭＳ Ｐ明朝" style:font-size-complex="9pt"/>
    </style:style>
    <style:style style:name="P17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5f976d" officeooo:paragraph-rsid="005f976d" style:font-name-asian="ヒラギノ明朝 ProN" style:font-size-asian="9pt" style:font-name-complex="ＭＳ Ｐ明朝" style:font-size-complex="9pt"/>
    </style:style>
    <style:style style:name="P18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93af4a" officeooo:paragraph-rsid="0093af4a" style:font-name-asian="ヒラギノ明朝 ProN" style:font-size-asian="9pt" style:font-name-complex="ＭＳ Ｐ明朝" style:font-size-complex="9pt"/>
    </style:style>
    <style:style style:name="P19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94eab3" officeooo:paragraph-rsid="0094eab3" style:font-name-asian="ヒラギノ明朝 ProN" style:font-size-asian="9pt" style:font-name-complex="ＭＳ Ｐ明朝" style:font-size-complex="9pt"/>
    </style:style>
    <style:style style:name="P20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94eab3" officeooo:paragraph-rsid="00968597" style:font-name-asian="ヒラギノ明朝 ProN" style:font-size-asian="9pt" style:font-name-complex="ＭＳ Ｐ明朝" style:font-size-complex="9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paragraph-rsid="0052e86a" style:font-name-asian="ヒラギノ明朝 ProN" style:font-size-asian="9pt" style:font-name-complex="ＭＳ Ｐ明朝" style:font-size-complex="9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paragraph-rsid="0054c548" style:font-name-asian="ヒラギノ明朝 ProN" style:font-size-asian="9pt" style:font-name-complex="ＭＳ Ｐ明朝" style:font-size-complex="9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paragraph-rsid="005f976d" style:font-name-asian="ヒラギノ明朝 ProN" style:font-size-asian="9pt" style:font-name-complex="ＭＳ Ｐ明朝" style:font-size-complex="9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paragraph-rsid="0084fef3" style:font-name-asian="ヒラギノ明朝 ProN" style:font-size-asian="9pt" style:font-name-complex="ＭＳ Ｐ明朝" style:font-size-complex="9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paragraph-rsid="008d7df7" style:font-name-asian="ヒラギノ明朝 ProN" style:font-size-asian="9pt" style:font-name-complex="ＭＳ Ｐ明朝" style:font-size-complex="9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paragraph-rsid="009040cc" style:font-name-asian="ヒラギノ明朝 ProN" style:font-size-asian="9pt" style:font-name-complex="ＭＳ Ｐ明朝" style:font-size-complex="9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paragraph-rsid="0094eab3" style:font-name-asian="ヒラギノ明朝 ProN" style:font-size-asian="9pt" style:font-name-complex="ＭＳ Ｐ明朝" style:font-size-complex="9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paragraph-rsid="00968597" style:font-name-asian="ヒラギノ明朝 ProN" style:font-size-asian="9pt" style:font-name-complex="ＭＳ Ｐ明朝" style:font-size-complex="9pt"/>
    </style:style>
    <style:style style:name="P29" style:family="paragraph" style:parent-style-name="Standard">
      <style:paragraph-properties fo:line-height="150%"/>
      <style:text-properties fo:font-variant="normal" fo:text-transform="none" fo:color="#24292e" style:font-name="ヒラギノ明朝 ProN" fo:font-size="9pt" fo:letter-spacing="normal" officeooo:rsid="00752d97" officeooo:paragraph-rsid="007b1a60" style:font-name-asian="ヒラギノ明朝 ProN" style:font-size-asian="9pt" style:font-name-complex="ＭＳ ゴシック" style:font-size-complex="9pt" style:font-weight-complex="bold"/>
    </style:style>
    <style:style style:name="P30" style:family="paragraph" style:parent-style-name="Standard">
      <style:text-properties style:font-name="ヒラギノ明朝 ProN" fo:font-size="9pt" officeooo:paragraph-rsid="002c2f8f" style:font-name-asian="ヒラギノ明朝 ProN" style:font-size-asian="9pt" style:font-name-complex="ＭＳ 明朝" style:font-size-complex="9pt" style:font-weight-complex="bold"/>
    </style:style>
    <style:style style:name="P31" style:family="paragraph" style:parent-style-name="Standard">
      <style:text-properties style:font-name="ヒラギノ明朝 ProN" fo:font-size="9pt" officeooo:paragraph-rsid="0052e86a" style:font-name-asian="ヒラギノ明朝 ProN" style:font-size-asian="9pt" style:font-name-complex="ＭＳ 明朝" style:font-size-complex="9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ヒラギノ明朝 ProN" fo:font-size="9pt" style:font-name-asian="ヒラギノ明朝 ProN" style:font-size-asian="9pt" style:font-name-complex="ＭＳ 明朝" style:font-size-complex="9pt" style:font-weight-complex="bold"/>
    </style:style>
    <style:style style:name="P33" style:family="paragraph" style:parent-style-name="Standard">
      <style:text-properties style:font-name="ヒラギノ明朝 ProN" fo:font-size="9pt" officeooo:paragraph-rsid="005f976d" style:font-name-asian="ヒラギノ明朝 ProN" style:font-size-asian="9pt" style:font-name-complex="ＭＳ 明朝" style:font-size-complex="9pt" style:font-weight-complex="bold"/>
    </style:style>
    <style:style style:name="P34" style:family="paragraph" style:parent-style-name="Standard">
      <style:text-properties style:font-name="ヒラギノ明朝 ProN" fo:font-size="9pt" officeooo:paragraph-rsid="001ed8ea" style:font-name-asian="ヒラギノ明朝 ProN" style:font-size-asian="9pt" style:font-name-complex="ＭＳ 明朝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ヒラギノ明朝 ProN" fo:font-size="9pt" officeooo:paragraph-rsid="00849739" style:font-name-asian="ヒラギノ明朝 ProN" style:font-size-asian="9pt" style:font-name-complex="ＭＳ 明朝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ヒラギノ明朝 ProN" fo:font-size="9pt" officeooo:paragraph-rsid="001ed8ea" style:font-name-asian="ヒラギノ明朝 ProN" style:font-size-asian="9pt" style:font-name-complex="ＭＳ 明朝" style:font-size-complex="9pt" style:font-weight-complex="bold"/>
    </style:style>
    <style:style style:name="P37" style:family="paragraph" style:parent-style-name="Standard">
      <style:text-properties style:font-name="ヒラギノ明朝 ProN" fo:font-size="9pt" officeooo:paragraph-rsid="0054c548" style:font-name-asian="ヒラギノ明朝 ProN" style:font-size-asian="9pt" style:font-name-complex="ＭＳ 明朝" style:font-size-complex="9pt" style:font-weight-complex="bold"/>
    </style:style>
    <style:style style:name="P38" style:family="paragraph" style:parent-style-name="Standard">
      <style:text-properties style:font-name="ヒラギノ明朝 ProN" fo:font-size="9pt" officeooo:rsid="008229f2" officeooo:paragraph-rsid="00862393" style:font-name-asian="ヒラギノ明朝 ProN" style:font-size-asian="9pt" style:font-name-complex="ＭＳ 明朝" style:font-size-complex="9pt" style:font-weight-complex="bold"/>
    </style:style>
    <style:style style:name="P39" style:family="paragraph" style:parent-style-name="Standard">
      <style:text-properties style:font-name="ヒラギノ明朝 ProN" fo:font-size="9pt" officeooo:rsid="008229f2" officeooo:paragraph-rsid="008e6209" style:font-name-asian="ヒラギノ明朝 ProN" style:font-size-asian="9pt" style:font-name-complex="ＭＳ 明朝" style:font-size-complex="9pt" style:font-weight-complex="bold"/>
    </style:style>
    <style:style style:name="P40" style:family="paragraph" style:parent-style-name="Standard">
      <style:text-properties style:font-name="ヒラギノ明朝 ProN" fo:font-size="9pt" officeooo:paragraph-rsid="0084fef3" style:font-name-asian="ヒラギノ明朝 ProN" style:font-size-asian="9pt" style:font-name-complex="ＭＳ 明朝" style:font-size-complex="9pt" style:font-weight-complex="bold"/>
    </style:style>
    <style:style style:name="P41" style:family="paragraph" style:parent-style-name="Standard">
      <style:text-properties style:font-name="ヒラギノ明朝 ProN" fo:font-size="9pt" officeooo:paragraph-rsid="0087fc6d" style:font-name-asian="ヒラギノ明朝 ProN" style:font-size-asian="9pt" style:font-name-complex="ＭＳ 明朝" style:font-size-complex="9pt" style:font-weight-complex="bold"/>
    </style:style>
    <style:style style:name="P42" style:family="paragraph" style:parent-style-name="Standard">
      <style:text-properties style:font-name="ヒラギノ明朝 ProN" fo:font-size="9pt" officeooo:paragraph-rsid="0089c225" style:font-name-asian="ヒラギノ明朝 ProN" style:font-size-asian="9pt" style:font-name-complex="ＭＳ 明朝" style:font-size-complex="9pt" style:font-weight-complex="bold"/>
    </style:style>
    <style:style style:name="P43" style:family="paragraph" style:parent-style-name="Standard">
      <style:text-properties style:font-name="ヒラギノ明朝 ProN" fo:font-size="9pt" officeooo:paragraph-rsid="009040cc" style:font-name-asian="ヒラギノ明朝 ProN" style:font-size-asian="9pt" style:font-name-complex="ＭＳ 明朝" style:font-size-complex="9pt" style:font-weight-complex="bold"/>
    </style:style>
    <style:style style:name="P44" style:family="paragraph" style:parent-style-name="Standard">
      <style:text-properties style:font-name="ヒラギノ明朝 ProN" fo:font-size="9pt" officeooo:paragraph-rsid="0093af4a" style:font-name-asian="ヒラギノ明朝 ProN" style:font-size-asian="9pt" style:font-name-complex="ＭＳ 明朝" style:font-size-complex="9pt" style:font-weight-complex="bold"/>
    </style:style>
    <style:style style:name="P45" style:family="paragraph" style:parent-style-name="Standard">
      <style:text-properties style:font-name="ヒラギノ明朝 ProN" fo:font-size="9pt" officeooo:paragraph-rsid="00968597" style:font-name-asian="ヒラギノ明朝 ProN" style:font-size-asian="9pt" style:font-name-complex="ＭＳ 明朝" style:font-size-complex="9pt" style:font-weight-complex="bold"/>
    </style:style>
    <style:style style:name="P46" style:family="paragraph" style:parent-style-name="Standard">
      <style:text-properties style:font-name="ヒラギノ明朝 ProN" fo:font-size="9pt" officeooo:paragraph-rsid="00983bfd" style:font-name-asian="ヒラギノ明朝 ProN" style:font-size-asian="9pt" style:font-name-complex="ＭＳ 明朝" style:font-size-complex="9pt" style:font-weight-complex="bold"/>
    </style:style>
    <style:style style:name="P47" style:family="paragraph" style:parent-style-name="Standard">
      <style:text-properties style:font-name="ヒラギノ明朝 ProN" fo:font-size="9pt" officeooo:paragraph-rsid="005f976d" style:font-name-asian="ヒラギノ明朝 ProN" style:font-size-asian="9pt" style:font-name-complex="ＭＳ 明朝" style:font-size-complex="9pt"/>
    </style:style>
    <style:style style:name="P48" style:family="paragraph" style:parent-style-name="Standard">
      <style:text-properties style:font-name="ヒラギノ明朝 ProN" fo:font-size="9pt" officeooo:paragraph-rsid="0089d2c2" style:font-name-asian="ヒラギノ明朝 ProN" style:font-size-asian="9pt" style:font-name-complex="ＭＳ 明朝" style:font-size-complex="9pt"/>
    </style:style>
    <style:style style:name="P49" style:family="paragraph" style:parent-style-name="Standard">
      <style:text-properties style:font-name="ヒラギノ明朝 ProN" fo:font-size="9pt" officeooo:paragraph-rsid="009040cc" style:font-name-asian="ヒラギノ明朝 ProN" style:font-size-asian="9pt" style:font-name-complex="ＭＳ 明朝" style:font-size-complex="9pt"/>
    </style:style>
    <style:style style:name="P50" style:family="paragraph" style:parent-style-name="Standard">
      <style:text-properties style:font-name="ヒラギノ明朝 ProN" fo:font-size="9pt" officeooo:paragraph-rsid="0093af4a" style:font-name-asian="ヒラギノ明朝 ProN" style:font-size-asian="9pt" style:font-name-complex="ＭＳ 明朝" style:font-size-complex="9pt"/>
    </style:style>
    <style:style style:name="P51" style:family="paragraph" style:parent-style-name="Standard">
      <style:text-properties style:font-name="ヒラギノ明朝 ProN" fo:font-size="9pt" officeooo:paragraph-rsid="00968597" style:font-name-asian="ヒラギノ明朝 ProN" style:font-size-asian="9pt" style:font-name-complex="ＭＳ 明朝" style:font-size-complex="9pt"/>
    </style:style>
    <style:style style:name="P52" style:family="paragraph" style:parent-style-name="Standard">
      <style:text-properties style:font-name="ヒラギノ明朝 ProN" fo:font-size="9pt" officeooo:paragraph-rsid="00983bfd" style:font-name-asian="ヒラギノ明朝 ProN" style:font-size-asian="9pt" style:font-name-complex="ＭＳ 明朝" style:font-size-complex="9pt"/>
    </style:style>
    <style:style style:name="P53" style:family="paragraph" style:parent-style-name="Standard">
      <style:paragraph-properties fo:line-height="150%"/>
      <style:text-properties style:font-name="ヒラギノ明朝 ProN" fo:font-size="9pt" style:font-name-asian="ヒラギノ明朝 ProN" style:font-size-asian="9pt" style:font-size-complex="9pt"/>
    </style:style>
    <style:style style:name="P54" style:family="paragraph" style:parent-style-name="Standard">
      <style:paragraph-properties style:text-autospace="none"/>
      <style:text-properties style:font-name="ヒラギノ明朝 ProN" fo:font-size="9pt" officeooo:paragraph-rsid="0052e86a" style:letter-kerning="true" style:font-name-asian="ヒラギノ明朝 ProN" style:font-size-asian="9pt" style:font-name-complex="ＭＳ 明朝" style:font-size-complex="9pt"/>
    </style:style>
    <style:style style:name="P55" style:family="paragraph" style:parent-style-name="Standard">
      <style:paragraph-properties style:text-autospace="none"/>
      <style:text-properties style:font-name="ヒラギノ明朝 ProN" fo:font-size="9pt" officeooo:paragraph-rsid="0054c548" style:letter-kerning="true" style:font-name-asian="ヒラギノ明朝 ProN" style:font-size-asian="9pt" style:font-name-complex="ＭＳ 明朝" style:font-size-complex="9pt"/>
    </style:style>
    <style:style style:name="P56" style:family="paragraph" style:parent-style-name="Standard">
      <style:paragraph-properties style:text-autospace="none"/>
      <style:text-properties style:font-name="ヒラギノ明朝 ProN" fo:font-size="9pt" officeooo:paragraph-rsid="0084fef3" style:letter-kerning="true" style:font-name-asian="ヒラギノ明朝 ProN" style:font-size-asian="9pt" style:font-name-complex="ＭＳ 明朝" style:font-size-complex="9pt"/>
    </style:style>
    <style:style style:name="P57" style:family="paragraph" style:parent-style-name="Standard">
      <style:paragraph-properties style:text-autospace="none"/>
      <style:text-properties style:font-name="ヒラギノ明朝 ProN" fo:font-size="9pt" officeooo:paragraph-rsid="009040cc" style:letter-kerning="true" style:font-name-asian="ヒラギノ明朝 ProN" style:font-size-asian="9pt" style:font-name-complex="ＭＳ 明朝" style:font-size-complex="9pt"/>
    </style:style>
    <style:style style:name="P58" style:family="paragraph" style:parent-style-name="Standard">
      <style:paragraph-properties style:text-autospace="none"/>
      <style:text-properties style:font-name="ヒラギノ明朝 ProN" fo:font-size="9pt" officeooo:paragraph-rsid="0093af4a" style:letter-kerning="true" style:font-name-asian="ヒラギノ明朝 ProN" style:font-size-asian="9pt" style:font-name-complex="ＭＳ 明朝" style:font-size-complex="9pt"/>
    </style:style>
    <style:style style:name="P59" style:family="paragraph" style:parent-style-name="Standard">
      <style:paragraph-properties style:text-autospace="none"/>
      <style:text-properties style:font-name="ヒラギノ明朝 ProN" fo:font-size="9pt" officeooo:paragraph-rsid="00968597" style:letter-kerning="true" style:font-name-asian="ヒラギノ明朝 ProN" style:font-size-asian="9pt" style:font-name-complex="ＭＳ 明朝" style:font-size-complex="9pt"/>
    </style:style>
    <style:style style:name="P60" style:family="paragraph" style:parent-style-name="Standard">
      <style:paragraph-properties style:text-autospace="none"/>
      <style:text-properties style:font-name="ヒラギノ明朝 ProN" fo:font-size="9pt" officeooo:rsid="0052e86a" officeooo:paragraph-rsid="0052e86a" style:letter-kerning="true" style:font-name-asian="ヒラギノ明朝 ProN" style:font-size-asian="9pt" style:font-name-complex="ＭＳ 明朝" style:font-size-complex="9pt"/>
    </style:style>
    <style:style style:name="P61" style:family="paragraph" style:parent-style-name="Standard">
      <style:paragraph-properties style:text-autospace="none"/>
      <style:text-properties style:font-name="ヒラギノ明朝 ProN" fo:font-size="9pt" officeooo:rsid="0052e86a" officeooo:paragraph-rsid="0054c548" style:letter-kerning="true" style:font-name-asian="ヒラギノ明朝 ProN" style:font-size-asian="9pt" style:font-name-complex="ＭＳ 明朝" style:font-size-complex="9pt"/>
    </style:style>
    <style:style style:name="P62" style:family="paragraph" style:parent-style-name="Standard">
      <style:paragraph-properties style:text-autospace="none"/>
      <style:text-properties style:font-name="ヒラギノ明朝 ProN" fo:font-size="9pt" officeooo:rsid="0052e86a" officeooo:paragraph-rsid="0084fef3" style:letter-kerning="true" style:font-name-asian="ヒラギノ明朝 ProN" style:font-size-asian="9pt" style:font-name-complex="ＭＳ 明朝" style:font-size-complex="9pt"/>
    </style:style>
    <style:style style:name="P63" style:family="paragraph" style:parent-style-name="Standard">
      <style:paragraph-properties style:text-autospace="none"/>
      <style:text-properties style:font-name="ヒラギノ明朝 ProN" fo:font-size="9pt" officeooo:rsid="0021f4aa" officeooo:paragraph-rsid="0052e86a" style:letter-kerning="true" style:font-name-asian="ヒラギノ明朝 ProN" style:font-size-asian="9pt" style:font-name-complex="ＭＳ 明朝" style:font-size-complex="9pt"/>
    </style:style>
    <style:style style:name="P64" style:family="paragraph" style:parent-style-name="Standard">
      <style:paragraph-properties style:text-autospace="none"/>
      <style:text-properties style:font-name="ヒラギノ明朝 ProN" fo:font-size="9pt" officeooo:rsid="0021f4aa" officeooo:paragraph-rsid="0054c548" style:letter-kerning="true" style:font-name-asian="ヒラギノ明朝 ProN" style:font-size-asian="9pt" style:font-name-complex="ＭＳ 明朝" style:font-size-complex="9pt"/>
    </style:style>
    <style:style style:name="P65" style:family="paragraph" style:parent-style-name="Standard">
      <style:paragraph-properties style:text-autospace="none"/>
      <style:text-properties style:font-name="ヒラギノ明朝 ProN" fo:font-size="9pt" officeooo:rsid="0021f4aa" officeooo:paragraph-rsid="0084fef3" style:letter-kerning="true" style:font-name-asian="ヒラギノ明朝 ProN" style:font-size-asian="9pt" style:font-name-complex="ＭＳ 明朝" style:font-size-complex="9pt"/>
    </style:style>
    <style:style style:name="P66" style:family="paragraph" style:parent-style-name="Standard">
      <style:paragraph-properties style:text-autospace="none"/>
      <style:text-properties style:font-name="ヒラギノ明朝 ProN" fo:font-size="9pt" officeooo:rsid="005e29a1" officeooo:paragraph-rsid="005e29a1" style:letter-kerning="true" style:font-name-asian="ヒラギノ明朝 ProN" style:font-size-asian="9pt" style:font-name-complex="ＭＳ 明朝" style:font-size-complex="9pt"/>
    </style:style>
    <style:style style:name="P67" style:family="paragraph" style:parent-style-name="Standard">
      <style:text-properties style:font-name="ヒラギノ明朝 ProN" fo:font-size="9pt" officeooo:paragraph-rsid="0052e86a" style:letter-kerning="true" style:font-name-asian="ヒラギノ明朝 ProN" style:font-size-asian="9pt" style:font-name-complex="ＭＳ 明朝" style:font-size-complex="9pt"/>
    </style:style>
    <style:style style:name="P68" style:family="paragraph" style:parent-style-name="Standard">
      <style:text-properties style:font-name="ヒラギノ明朝 ProN" fo:font-size="9pt" officeooo:paragraph-rsid="0054c548" style:letter-kerning="true" style:font-name-asian="ヒラギノ明朝 ProN" style:font-size-asian="9pt" style:font-name-complex="ＭＳ 明朝" style:font-size-complex="9pt"/>
    </style:style>
    <style:style style:name="P69" style:family="paragraph" style:parent-style-name="Standard">
      <style:text-properties style:font-name="ヒラギノ明朝 ProN" fo:font-size="9pt" officeooo:paragraph-rsid="0084fef3" style:letter-kerning="true" style:font-name-asian="ヒラギノ明朝 ProN" style:font-size-asian="9pt" style:font-name-complex="ＭＳ 明朝" style:font-size-complex="9pt"/>
    </style:style>
    <style:style style:name="P70" style:family="paragraph" style:parent-style-name="Standard">
      <style:paragraph-properties fo:text-align="end" style:justify-single-word="false"/>
      <style:text-properties style:font-name="ヒラギノ明朝 ProN" fo:font-size="9pt" style:text-underline-style="solid" style:text-underline-width="auto" style:text-underline-color="font-color" style:font-name-asian="ヒラギノ明朝 ProN" style:font-size-asian="9pt" style:font-name-complex="ＭＳ 明朝" style:font-size-complex="9pt" style:font-weight-complex="bold"/>
    </style:style>
    <style:style style:name="P71" style:family="paragraph" style:parent-style-name="Standard">
      <style:text-properties style:font-name="ヒラギノ明朝 ProN" officeooo:paragraph-rsid="002c2f8f" style:font-name-asian="ヒラギノ明朝 ProN"/>
    </style:style>
    <style:style style:name="P72" style:family="paragraph" style:parent-style-name="Standard">
      <style:text-properties style:font-name="ヒラギノ明朝 ProN" officeooo:paragraph-rsid="009040cc" style:font-name-asian="ヒラギノ明朝 ProN"/>
    </style:style>
    <style:style style:name="P73" style:family="paragraph" style:parent-style-name="Standard">
      <style:text-properties style:font-name="ヒラギノ明朝 ProN" officeooo:paragraph-rsid="0093af4a" style:font-name-asian="ヒラギノ明朝 ProN"/>
    </style:style>
    <style:style style:name="P74" style:family="paragraph" style:parent-style-name="Standard">
      <style:text-properties style:font-name="ヒラギノ明朝 ProN" officeooo:paragraph-rsid="00968597" style:font-name-asian="ヒラギノ明朝 ProN"/>
    </style:style>
    <style:style style:name="P75" style:family="paragraph" style:parent-style-name="Standard">
      <style:text-properties style:font-name="ヒラギノ明朝 ProN" fo:font-size="11pt" officeooo:paragraph-rsid="001ed8ea" style:font-name-asian="ヒラギノ明朝 ProN" style:font-size-asian="11pt" style:font-name-complex="ＭＳ 明朝" style:font-size-complex="11pt" style:font-weight-complex="bold"/>
    </style:style>
    <style:style style:name="P76" style:family="paragraph" style:parent-style-name="Standard">
      <style:text-properties style:font-name="ヒラギノ明朝 ProN" fo:font-size="11pt" officeooo:paragraph-rsid="00849739" style:font-name-asian="ヒラギノ明朝 ProN" style:font-size-asian="11pt" style:font-name-complex="ＭＳ 明朝" style:font-size-complex="11pt" style:font-weight-complex="bold"/>
    </style:style>
    <style:style style:name="P77" style:family="paragraph" style:parent-style-name="Standard">
      <style:paragraph-properties fo:line-height="150%"/>
      <style:text-properties style:font-name="ヒラギノ明朝 ProN" fo:font-size="10pt" style:font-name-asian="ヒラギノ明朝 ProN" style:font-size-asian="10pt" style:font-name-complex="ＭＳ ゴシック" style:font-weight-complex="bold"/>
    </style:style>
    <style:style style:name="P78" style:family="paragraph" style:parent-style-name="Standard">
      <style:paragraph-properties fo:line-height="150%"/>
      <style:text-properties style:font-name="ヒラギノ明朝 ProN" fo:font-size="10pt" officeooo:paragraph-rsid="00849739" style:font-name-asian="ヒラギノ明朝 ProN" style:font-size-asian="10pt" style:font-name-complex="ＭＳ ゴシック" style:font-weight-complex="bold"/>
    </style:style>
    <style:style style:name="P79" style:family="paragraph" style:parent-style-name="Standard">
      <style:paragraph-properties fo:line-height="150%"/>
      <style:text-properties style:font-name="ヒラギノ明朝 ProN" fo:font-size="10pt" officeooo:rsid="00752d97" officeooo:paragraph-rsid="00752d97" style:font-name-asian="ヒラギノ明朝 ProN" style:font-size-asian="10pt" style:font-name-complex="ＭＳ ゴシック" style:font-weight-complex="bold"/>
    </style:style>
    <style:style style:name="P80" style:family="paragraph" style:parent-style-name="Standard">
      <style:text-properties officeooo:paragraph-rsid="0052e86a"/>
    </style:style>
    <style:style style:name="P81" style:family="paragraph" style:parent-style-name="Standard">
      <style:text-properties officeooo:paragraph-rsid="0054c548"/>
    </style:style>
    <style:style style:name="P82" style:family="paragraph" style:parent-style-name="Standard">
      <style:text-properties fo:color="#24292e" style:font-name="HiraMinProN-W3" fo:font-size="10pt" fo:letter-spacing="normal" fo:font-weight="normal" officeooo:paragraph-rsid="0054c548" style:letter-kerning="false" style:font-name-asian="ヒラギノ明朝 ProN" style:font-size-asian="10pt" style:font-weight-asian="normal"/>
    </style:style>
    <style:style style:name="P83" style:family="paragraph" style:parent-style-name="Standard">
      <style:text-properties fo:color="#24292e" style:font-name="HiraMinProN-W3" fo:font-size="10pt" fo:letter-spacing="normal" fo:font-weight="normal" officeooo:paragraph-rsid="0084fef3" style:letter-kerning="false" style:font-name-asian="ヒラギノ明朝 ProN" style:font-size-asian="10pt" style:font-weight-asian="normal"/>
    </style:style>
    <style:style style:name="P84" style:family="paragraph" style:parent-style-name="Standard">
      <style:text-properties officeooo:paragraph-rsid="0084fef3"/>
    </style:style>
    <style:style style:name="P85" style:family="paragraph" style:parent-style-name="Standard">
      <style:text-properties officeooo:paragraph-rsid="0090f5a7"/>
    </style:style>
    <style:style style:name="P86" style:family="paragraph" style:parent-style-name="Standard">
      <style:text-properties officeooo:paragraph-rsid="0093af4a"/>
    </style:style>
    <style:style style:name="P87" style:family="paragraph" style:parent-style-name="Standard">
      <style:text-properties officeooo:paragraph-rsid="00968597"/>
    </style:style>
    <style:style style:name="P88" style:family="paragraph" style:parent-style-name="Standard">
      <style:text-properties officeooo:paragraph-rsid="00983bfd"/>
    </style:style>
    <style:style style:name="P89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2c2f8f" style:font-name-asian="ヒラギノ明朝 ProN" style:font-size-asian="9pt" style:font-name-complex="ＭＳ Ｐ明朝" style:font-size-complex="9pt"/>
    </style:style>
    <style:style style:name="P90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52e86a" style:font-name-asian="ヒラギノ明朝 ProN" style:font-size-asian="9pt" style:font-name-complex="ＭＳ Ｐ明朝" style:font-size-complex="9pt"/>
    </style:style>
    <style:style style:name="P91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54c548" style:font-name-asian="ヒラギノ明朝 ProN" style:font-size-asian="9pt" style:font-name-complex="ＭＳ Ｐ明朝" style:font-size-complex="9pt"/>
    </style:style>
    <style:style style:name="P92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84fef3" style:font-name-asian="ヒラギノ明朝 ProN" style:font-size-asian="9pt" style:font-name-complex="ＭＳ Ｐ明朝" style:font-size-complex="9pt"/>
    </style:style>
    <style:style style:name="P93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9040cc" style:font-name-asian="ヒラギノ明朝 ProN" style:font-size-asian="9pt" style:font-name-complex="ＭＳ Ｐ明朝" style:font-size-complex="9pt"/>
    </style:style>
    <style:style style:name="P94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93af4a" style:font-name-asian="ヒラギノ明朝 ProN" style:font-size-asian="9pt" style:font-name-complex="ＭＳ Ｐ明朝" style:font-size-complex="9pt"/>
    </style:style>
    <style:style style:name="P95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968597" style:font-name-asian="ヒラギノ明朝 ProN" style:font-size-asian="9pt" style:font-name-complex="ＭＳ Ｐ明朝" style:font-size-complex="9pt"/>
    </style:style>
    <style:style style:name="P96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2c2f8f" style:font-name-asian="ヒラギノ明朝 ProN" style:font-size-asian="9pt" style:font-name-complex="ＭＳ 明朝" style:font-size-complex="9pt" style:font-weight-complex="bold"/>
    </style:style>
    <style:style style:name="P97" style:family="paragraph" style:parent-style-name="Text_20_body">
      <style:paragraph-properties fo:text-align="justify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rsid="0022e0cf" officeooo:paragraph-rsid="005f976d" style:font-name-asian="ヒラギノ明朝 ProN" style:font-size-asian="9pt" style:font-style-asian="normal" style:font-weight-asian="normal" style:font-name-complex="ＭＳ Ｐ明朝" style:font-size-complex="9pt"/>
    </style:style>
    <style:style style:name="P98" style:family="paragraph" style:parent-style-name="Text_20_body">
      <style:paragraph-properties fo:text-align="justify" style:justify-single-word="false"/>
      <style:text-properties fo:font-variant="normal" fo:text-transform="none" fo:color="#000000" style:font-name="ヒラギノ明朝 ProN" fo:font-size="9pt" fo:letter-spacing="normal" fo:font-style="normal" fo:font-weight="normal" officeooo:rsid="0022e0cf" officeooo:paragraph-rsid="0054c548" style:font-name-asian="ヒラギノ明朝 ProN" style:font-size-asian="9pt" style:font-style-asian="normal" style:font-weight-asian="normal" style:font-name-complex="ＭＳ 明朝" style:font-size-complex="9pt" style:font-weight-complex="bold"/>
    </style:style>
    <style:style style:name="P99" style:family="paragraph" style:parent-style-name="Text_20_body">
      <style:paragraph-properties fo:text-align="justify" style:justify-single-word="false"/>
      <style:text-properties fo:font-variant="normal" fo:text-transform="none" fo:color="#000000" style:font-name="ヒラギノ明朝 ProN" fo:font-size="9pt" fo:letter-spacing="normal" fo:font-style="normal" fo:font-weight="normal" officeooo:rsid="0022e0cf" officeooo:paragraph-rsid="0084fef3" style:font-name-asian="ヒラギノ明朝 ProN" style:font-size-asian="9pt" style:font-style-asian="normal" style:font-weight-asian="normal" style:font-name-complex="ＭＳ 明朝" style:font-size-complex="9pt" style:font-weight-complex="bold"/>
    </style:style>
    <style:style style:name="P100" style:family="paragraph" style:parent-style-name="Text_20_body">
      <style:paragraph-properties fo:text-align="justify" style:justify-single-word="false"/>
      <style:text-properties style:font-name="ヒラギノ明朝 ProN" fo:font-size="9pt" officeooo:paragraph-rsid="0052e86a" style:font-name-asian="ヒラギノ明朝 ProN" style:font-size-asian="9pt" style:font-name-complex="ＭＳ Ｐ明朝" style:font-size-complex="9pt"/>
    </style:style>
    <style:style style:name="P101" style:family="paragraph" style:parent-style-name="Text_20_body">
      <style:paragraph-properties fo:text-align="justify" style:justify-single-word="false"/>
      <style:text-properties style:font-name="ヒラギノ明朝 ProN" fo:font-size="9pt" officeooo:paragraph-rsid="0054c548" style:font-name-asian="ヒラギノ明朝 ProN" style:font-size-asian="9pt" style:font-name-complex="ＭＳ Ｐ明朝" style:font-size-complex="9pt"/>
    </style:style>
    <style:style style:name="P102" style:family="paragraph" style:parent-style-name="Text_20_body">
      <style:paragraph-properties fo:text-align="justify" style:justify-single-word="false"/>
      <style:text-properties style:font-name="ヒラギノ明朝 ProN" fo:font-size="9pt" officeooo:paragraph-rsid="0084fef3" style:font-name-asian="ヒラギノ明朝 ProN" style:font-size-asian="9pt" style:font-name-complex="ＭＳ Ｐ明朝" style:font-size-complex="9pt"/>
    </style:style>
    <style:style style:name="P103" style:family="paragraph" style:parent-style-name="Text_20_body">
      <style:paragraph-properties fo:text-align="justify" style:justify-single-word="false"/>
      <style:text-properties style:font-name="ヒラギノ明朝 ProN" fo:font-size="9pt" officeooo:paragraph-rsid="009040cc" style:font-name-asian="ヒラギノ明朝 ProN" style:font-size-asian="9pt" style:font-name-complex="ＭＳ Ｐ明朝" style:font-size-complex="9pt"/>
    </style:style>
    <style:style style:name="P104" style:family="paragraph" style:parent-style-name="Text_20_body">
      <style:paragraph-properties fo:text-align="justify" style:justify-single-word="false"/>
      <style:text-properties style:font-name="ヒラギノ明朝 ProN" fo:font-size="9pt" officeooo:paragraph-rsid="00968597" style:font-name-asian="ヒラギノ明朝 ProN" style:font-size-asian="9pt" style:font-name-complex="ＭＳ Ｐ明朝" style:font-size-complex="9pt"/>
    </style:style>
    <style:style style:name="P105" style:family="paragraph" style:parent-style-name="Text_20_body">
      <style:paragraph-properties fo:text-align="justify" style:justify-single-word="false"/>
      <style:text-properties style:font-name="ヒラギノ明朝 ProN" fo:font-size="9pt" officeooo:paragraph-rsid="0054c548" style:font-name-asian="ヒラギノ明朝 ProN" style:font-size-asian="9pt" style:font-name-complex="ＭＳ 明朝" style:font-size-complex="9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style:font-name="ヒラギノ明朝 ProN" fo:font-size="9pt" officeooo:paragraph-rsid="0084fef3" style:font-name-asian="ヒラギノ明朝 ProN" style:font-size-asian="9pt" style:font-name-complex="ＭＳ 明朝" style:font-size-complex="9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style:font-name="ヒラギノ明朝 ProN" fo:font-size="9pt" officeooo:paragraph-rsid="009040cc" style:font-name-asian="ヒラギノ明朝 ProN" style:font-size-asian="9pt" style:font-name-complex="ＭＳ 明朝" style:font-size-complex="9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style:font-name="ヒラギノ明朝 ProN" fo:font-size="9pt" officeooo:paragraph-rsid="0093af4a" style:font-name-asian="ヒラギノ明朝 ProN" style:font-size-asian="9pt" style:font-name-complex="ＭＳ 明朝" style:font-size-complex="9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style:font-name="ヒラギノ明朝 ProN" fo:font-size="9pt" officeooo:paragraph-rsid="00968597" style:font-name-asian="ヒラギノ明朝 ProN" style:font-size-asian="9pt" style:font-name-complex="ＭＳ 明朝" style:font-size-complex="9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style:font-name="ヒラギノ明朝 ProN" fo:font-size="9pt" officeooo:paragraph-rsid="009040cc" style:letter-kerning="true" style:font-name-asian="ヒラギノ明朝 ProN" style:font-size-asian="9pt" style:font-name-complex="ＭＳ 明朝" style:font-size-complex="9pt"/>
    </style:style>
    <style:style style:name="P111" style:family="paragraph" style:parent-style-name="Text_20_body">
      <style:paragraph-properties fo:text-align="justify" style:justify-single-word="false"/>
      <style:text-properties style:font-name="ヒラギノ明朝 ProN" fo:font-size="9pt" officeooo:paragraph-rsid="0093af4a" style:letter-kerning="true" style:font-name-asian="ヒラギノ明朝 ProN" style:font-size-asian="9pt" style:font-name-complex="ＭＳ 明朝" style:font-size-complex="9pt"/>
    </style:style>
    <style:style style:name="P112" style:family="paragraph" style:parent-style-name="Text_20_body">
      <style:paragraph-properties fo:text-align="justify" style:justify-single-word="false"/>
      <style:text-properties style:font-name="ヒラギノ明朝 ProN" fo:font-size="9pt" officeooo:paragraph-rsid="00968597" style:letter-kerning="true" style:font-name-asian="ヒラギノ明朝 ProN" style:font-size-asian="9pt" style:font-name-complex="ＭＳ 明朝" style:font-size-complex="9pt"/>
    </style:style>
    <style:style style:name="P113" style:family="paragraph" style:parent-style-name="Table_20_Contents">
      <style:text-properties style:font-name="ヒラギノ明朝 ProN" fo:font-size="9pt" style:font-name-asian="ヒラギノ明朝 ProN" style:font-size-asian="9pt" style:font-size-complex="9pt"/>
    </style:style>
    <style:style style:name="P114" style:family="paragraph" style:parent-style-name="Table_20_Contents">
      <style:text-properties style:font-name="ヒラギノ明朝 ProN" fo:font-size="9pt" officeooo:rsid="00771358" officeooo:paragraph-rsid="00771358" style:font-name-asian="ヒラギノ明朝 ProN" style:font-size-asian="9pt" style:font-size-complex="9pt"/>
    </style:style>
    <style:style style:name="P115" style:family="paragraph" style:parent-style-name="Table_20_Contents">
      <style:text-properties officeooo:paragraph-rsid="00771358"/>
    </style:style>
    <style:style style:name="P116" style:family="paragraph" style:parent-style-name="Table_20_Contents">
      <style:text-properties officeooo:paragraph-rsid="007b1a60"/>
    </style:style>
    <style:style style:name="P117" style:family="paragraph" style:parent-style-name="Standard" style:master-page-name="Standard">
      <style:paragraph-properties fo:text-align="center" style:justify-single-word="false" style:page-number="auto"/>
      <style:text-properties style:font-name="ヒラギノ明朝 ProN" fo:font-size="14pt" style:font-name-asian="ヒラギノ明朝 ProN" style:font-size-asian="14pt" style:font-name-complex="ＭＳ ゴシック" style:font-size-complex="14pt" style:font-weight-complex="bold"/>
    </style:style>
    <style:style style:name="P118" style:family="paragraph" style:parent-style-name="Standard">
      <style:text-properties style:font-name="ヒラギノ明朝 ProN" fo:font-size="9pt" officeooo:rsid="0087fc6d" officeooo:paragraph-rsid="008e6209" style:font-name-asian="ヒラギノ明朝 ProN" style:font-size-asian="9pt" style:font-name-complex="ＭＳ 明朝" style:font-size-complex="9pt" style:font-weight-complex="bold"/>
    </style:style>
    <style:style style:name="P119" style:family="paragraph" style:parent-style-name="Standard">
      <style:text-properties style:font-name="ヒラギノ明朝 ProN" fo:font-size="9pt" officeooo:rsid="009831e0" officeooo:paragraph-rsid="00992ef0" style:font-name-asian="ヒラギノ明朝 ProN" style:font-size-asian="9pt" style:font-name-complex="ＭＳ 明朝" style:font-size-complex="9pt" style:font-weight-complex="bold"/>
    </style:style>
    <style:style style:name="P120" style:family="paragraph" style:parent-style-name="Standard">
      <style:text-properties style:font-name="ヒラギノ明朝 ProN" fo:font-size="9pt" officeooo:rsid="00968597" officeooo:paragraph-rsid="0093af4a" style:font-name-asian="ヒラギノ明朝 ProN" style:font-size-asian="9pt" style:font-name-complex="ＭＳ 明朝" style:font-size-complex="9pt" style:font-weight-complex="bold"/>
    </style:style>
    <style:style style:name="P121" style:family="paragraph" style:parent-style-name="Standard">
      <style:text-properties style:font-name="ヒラギノ明朝 ProN" fo:font-size="9pt" officeooo:rsid="00968597" officeooo:paragraph-rsid="00968597" style:font-name-asian="ヒラギノ明朝 ProN" style:font-size-asian="9pt" style:font-name-complex="ＭＳ 明朝" style:font-size-complex="9pt" style:font-weight-complex="bold"/>
    </style:style>
    <style:style style:name="P122" style:family="paragraph" style:parent-style-name="Standard">
      <style:text-properties style:font-name="ヒラギノ明朝 ProN" fo:font-size="9pt" officeooo:paragraph-rsid="0089c225" style:font-name-asian="ヒラギノ明朝 ProN" style:font-size-asian="9pt" style:font-name-complex="ＭＳ 明朝" style:font-size-complex="9pt" style:font-weight-complex="bold"/>
    </style:style>
    <style:style style:name="P123" style:family="paragraph" style:parent-style-name="Standard">
      <style:text-properties style:font-name="ヒラギノ明朝 ProN" fo:font-size="9pt" officeooo:rsid="0090f5a7" officeooo:paragraph-rsid="0090f5a7" style:font-name-asian="ヒラギノ明朝 ProN" style:font-size-asian="9pt" style:font-name-complex="ＭＳ 明朝" style:font-size-complex="9pt" style:font-weight-complex="bold"/>
    </style:style>
    <style:style style:name="P124" style:family="paragraph" style:parent-style-name="Standard">
      <style:text-properties style:font-name="ヒラギノ明朝 ProN" fo:font-size="9pt" officeooo:rsid="009224f4" officeooo:paragraph-rsid="0090f5a7" style:font-name-asian="ヒラギノ明朝 ProN" style:font-size-asian="9pt" style:font-name-complex="ＭＳ 明朝" style:font-size-complex="9pt" style:font-weight-complex="bold"/>
    </style:style>
    <style:style style:name="P125" style:family="paragraph" style:parent-style-name="Standard">
      <style:text-properties style:font-name="ヒラギノ明朝 ProN" fo:font-size="9pt" officeooo:rsid="0021f4aa" officeooo:paragraph-rsid="002c2f8f" style:font-name-asian="ヒラギノ明朝 ProN" style:font-size-asian="9pt" style:font-name-complex="ＭＳ 明朝" style:font-size-complex="9pt" style:font-weight-complex="bold"/>
    </style:style>
    <style:style style:name="P126" style:family="paragraph" style:parent-style-name="Standard">
      <style:text-properties style:font-name="ヒラギノ明朝 ProN" fo:font-size="9pt" officeooo:rsid="0021f4aa" officeooo:paragraph-rsid="009c3f01" style:font-name-asian="ヒラギノ明朝 ProN" style:font-size-asian="9pt" style:font-name-complex="ＭＳ 明朝" style:font-size-complex="9pt" style:font-weight-complex="bold"/>
    </style:style>
    <style:style style:name="P127" style:family="paragraph" style:parent-style-name="Standard">
      <style:text-properties style:font-name="ヒラギノ明朝 ProN" fo:font-size="9pt" officeooo:rsid="0021f4aa" officeooo:paragraph-rsid="009d8641" style:font-name-asian="ヒラギノ明朝 ProN" style:font-size-asian="9pt" style:font-name-complex="ＭＳ 明朝" style:font-size-complex="9pt" style:font-weight-complex="bold"/>
    </style:style>
    <style:style style:name="P128" style:family="paragraph" style:parent-style-name="Standard">
      <style:text-properties style:font-name="ヒラギノ明朝 ProN" fo:font-size="9pt" officeooo:rsid="0021f4aa" officeooo:paragraph-rsid="009f20c9" style:font-name-asian="ヒラギノ明朝 ProN" style:font-size-asian="9pt" style:font-name-complex="ＭＳ 明朝" style:font-size-complex="9pt" style:font-weight-complex="bold"/>
    </style:style>
    <style:style style:name="P129" style:family="paragraph" style:parent-style-name="Standard">
      <style:text-properties style:font-name="ヒラギノ明朝 ProN" fo:font-size="9pt" officeooo:paragraph-rsid="009b1da9" style:font-name-asian="ヒラギノ明朝 ProN" style:font-size-asian="9pt" style:font-name-complex="ＭＳ 明朝" style:font-size-complex="9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ヒラギノ明朝 ProN" fo:font-size="9pt" officeooo:paragraph-rsid="009c3f01" style:font-name-asian="ヒラギノ明朝 ProN" style:font-size-asian="9pt" style:font-name-complex="ＭＳ 明朝" style:font-size-complex="9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ヒラギノ明朝 ProN" fo:font-size="9pt" officeooo:paragraph-rsid="009d8641" style:font-name-asian="ヒラギノ明朝 ProN" style:font-size-asian="9pt" style:font-name-complex="ＭＳ 明朝" style:font-size-complex="9pt" style:font-weight-complex="bold"/>
    </style:style>
    <style:style style:name="P132" style:family="paragraph" style:parent-style-name="Standard">
      <style:text-properties style:font-name="ヒラギノ明朝 ProN" fo:font-size="9pt" officeooo:paragraph-rsid="009c3f01" style:font-name-asian="ヒラギノ明朝 ProN" style:font-size-asian="9pt" style:font-name-complex="ＭＳ 明朝" style:font-size-complex="9pt" style:font-weight-complex="bold"/>
    </style:style>
    <style:style style:name="P133" style:family="paragraph" style:parent-style-name="Standard">
      <style:text-properties style:font-name="ヒラギノ明朝 ProN" fo:font-size="9pt" officeooo:rsid="009d218d" officeooo:paragraph-rsid="009d218d" style:font-name-asian="ヒラギノ明朝 ProN" style:font-size-asian="9pt" style:font-name-complex="ＭＳ 明朝" style:font-size-complex="9pt" style:font-weight-complex="bold"/>
    </style:style>
    <style:style style:name="P134" style:family="paragraph" style:parent-style-name="Standard">
      <style:text-properties style:font-name="ヒラギノ明朝 ProN" fo:font-size="9pt" officeooo:rsid="009d218d" officeooo:paragraph-rsid="009d8641" style:font-name-asian="ヒラギノ明朝 ProN" style:font-size-asian="9pt" style:font-name-complex="ＭＳ 明朝" style:font-size-complex="9pt" style:font-weight-complex="bold"/>
    </style:style>
    <style:style style:name="P135" style:family="paragraph" style:parent-style-name="Standard">
      <style:text-properties style:font-name="ヒラギノ明朝 ProN" fo:font-size="9pt" officeooo:paragraph-rsid="009d8641" style:font-name-asian="ヒラギノ明朝 ProN" style:font-size-asian="9pt" style:font-name-complex="ＭＳ 明朝" style:font-size-complex="9pt" style:font-weight-complex="bold"/>
    </style:style>
    <style:style style:name="P136" style:family="paragraph" style:parent-style-name="Standard">
      <style:text-properties style:font-name="ヒラギノ明朝 ProN" fo:font-size="9pt" officeooo:paragraph-rsid="00a278c8" style:font-name-asian="ヒラギノ明朝 ProN" style:font-size-asian="9pt" style:font-name-complex="ＭＳ 明朝" style:font-size-complex="9pt" style:font-weight-complex="bold"/>
    </style:style>
    <style:style style:name="P137" style:family="paragraph" style:parent-style-name="Standard">
      <style:text-properties style:font-name="ヒラギノ明朝 ProN" fo:font-size="9pt" officeooo:rsid="008229f2" officeooo:paragraph-rsid="00a278c8" style:font-name-asian="ヒラギノ明朝 ProN" style:font-size-asian="9pt" style:font-name-complex="ＭＳ 明朝" style:font-size-complex="9pt" style:font-weight-complex="bold"/>
    </style:style>
    <style:style style:name="P138" style:family="paragraph" style:parent-style-name="Standard">
      <style:text-properties style:font-name="ヒラギノ明朝 ProN" fo:font-size="9pt" officeooo:paragraph-rsid="0089c225" style:font-name-asian="ヒラギノ明朝 ProN" style:font-size-asian="9pt" style:font-name-complex="ＭＳ 明朝" style:font-size-complex="9pt"/>
    </style:style>
    <style:style style:name="P139" style:family="paragraph" style:parent-style-name="Standard">
      <style:text-properties style:font-name="ヒラギノ明朝 ProN" fo:font-size="9pt" officeooo:paragraph-rsid="002c2f8f" style:font-name-asian="ヒラギノ明朝 ProN" style:font-size-asian="9pt" style:font-name-complex="ＭＳ 明朝" style:font-size-complex="9pt"/>
    </style:style>
    <style:style style:name="P140" style:family="paragraph" style:parent-style-name="Standard">
      <style:text-properties style:font-name="ヒラギノ明朝 ProN" fo:font-size="9pt" officeooo:paragraph-rsid="009c3f01" style:font-name-asian="ヒラギノ明朝 ProN" style:font-size-asian="9pt" style:font-name-complex="ＭＳ 明朝" style:font-size-complex="9pt"/>
    </style:style>
    <style:style style:name="P141" style:family="paragraph" style:parent-style-name="Standard">
      <style:text-properties style:font-name="ヒラギノ明朝 ProN" fo:font-size="9pt" officeooo:paragraph-rsid="009d8641" style:font-name-asian="ヒラギノ明朝 ProN" style:font-size-asian="9pt" style:font-name-complex="ＭＳ 明朝" style:font-size-complex="9pt"/>
    </style:style>
    <style:style style:name="P142" style:family="paragraph" style:parent-style-name="Standard">
      <style:text-properties style:font-name="ヒラギノ明朝 ProN" fo:font-size="9pt" officeooo:paragraph-rsid="002c2f8f" style:letter-kerning="true" style:font-name-asian="ヒラギノ明朝 ProN" style:font-size-asian="9pt" style:font-name-complex="ＭＳ 明朝" style:font-size-complex="9pt"/>
    </style:style>
    <style:style style:name="P143" style:family="paragraph" style:parent-style-name="Standard">
      <style:paragraph-properties style:text-autospace="none"/>
      <style:text-properties style:font-name="ヒラギノ明朝 ProN" fo:font-size="9pt" officeooo:paragraph-rsid="002c2f8f" style:letter-kerning="true" style:font-name-asian="ヒラギノ明朝 ProN" style:font-size-asian="9pt" style:font-name-complex="ＭＳ 明朝" style:font-size-complex="9pt"/>
    </style:style>
    <style:style style:name="P144" style:family="paragraph" style:parent-style-name="Standard">
      <style:paragraph-properties style:text-autospace="none"/>
      <style:text-properties style:font-name="ヒラギノ明朝 ProN" fo:font-size="9pt" officeooo:paragraph-rsid="009c3f01" style:letter-kerning="true" style:font-name-asian="ヒラギノ明朝 ProN" style:font-size-asian="9pt" style:font-name-complex="ＭＳ 明朝" style:font-size-complex="9pt"/>
    </style:style>
    <style:style style:name="P145" style:family="paragraph" style:parent-style-name="Standard">
      <style:paragraph-properties style:text-autospace="none"/>
      <style:text-properties style:font-name="ヒラギノ明朝 ProN" fo:font-size="9pt" officeooo:paragraph-rsid="009d8641" style:letter-kerning="true" style:font-name-asian="ヒラギノ明朝 ProN" style:font-size-asian="9pt" style:font-name-complex="ＭＳ 明朝" style:font-size-complex="9pt"/>
    </style:style>
    <style:style style:name="P146" style:family="paragraph" style:parent-style-name="Standard">
      <style:text-properties style:font-name="ヒラギノ明朝 ProN" fo:font-size="9pt" officeooo:paragraph-rsid="009c3f01" style:letter-kerning="true" style:font-name-asian="ヒラギノ明朝 ProN" style:font-size-asian="9pt" style:font-name-complex="ＭＳ 明朝" style:font-size-complex="9pt"/>
    </style:style>
    <style:style style:name="P147" style:family="paragraph" style:parent-style-name="Standard">
      <style:text-properties style:font-name="ヒラギノ明朝 ProN" fo:font-size="9pt" officeooo:paragraph-rsid="009f20c9" style:letter-kerning="true" style:font-name-asian="ヒラギノ明朝 ProN" style:font-size-asian="9pt" style:font-name-complex="ＭＳ 明朝" style:font-size-complex="9pt"/>
    </style:style>
    <style:style style:name="P148" style:family="paragraph" style:parent-style-name="Standard">
      <style:text-properties style:font-name="ヒラギノ明朝 ProN" fo:font-size="10pt" officeooo:paragraph-rsid="009c3f01" style:font-name-asian="ヒラギノ明朝 ProN" style:font-size-asian="10pt" style:font-name-complex="ＭＳ ゴシック" style:font-size-complex="9pt" style:font-weight-complex="bold"/>
    </style:style>
    <style:style style:name="P149" style:family="paragraph" style:parent-style-name="Standard">
      <style:text-properties style:font-name="ヒラギノ明朝 ProN" officeooo:paragraph-rsid="002c2f8f" style:font-name-asian="ヒラギノ明朝 ProN"/>
    </style:style>
    <style:style style:name="P150" style:family="paragraph" style:parent-style-name="Standard">
      <style:text-properties style:font-name="ヒラギノ明朝 ProN" officeooo:paragraph-rsid="009c3f01" style:font-name-asian="ヒラギノ明朝 ProN"/>
    </style:style>
    <style:style style:name="P151" style:family="paragraph" style:parent-style-name="Standard">
      <style:text-properties style:font-name="ヒラギノ明朝 ProN" officeooo:paragraph-rsid="009d8641" style:font-name-asian="ヒラギノ明朝 ProN"/>
    </style:style>
    <style:style style:name="P152" style:family="paragraph" style:parent-style-name="Standard">
      <style:paragraph-properties fo:line-height="150%"/>
      <style:text-properties style:font-name="ヒラギノ明朝 ProN" officeooo:paragraph-rsid="004f7605" style:font-name-asian="ヒラギノ明朝 ProN"/>
    </style:style>
    <style:style style:name="P153" style:family="paragraph" style:parent-style-name="Standard">
      <style:text-properties style:font-name="ヒラギノ明朝 ProN" officeooo:paragraph-rsid="009040cc" style:font-name-asian="ヒラギノ明朝 ProN"/>
    </style:style>
    <style:style style:name="P154" style:family="paragraph" style:parent-style-name="Standard">
      <style:text-properties style:font-name="ヒラギノ明朝 ProN" fo:font-size="11pt" officeooo:paragraph-rsid="009c3f01" style:font-name-asian="ヒラギノ明朝 ProN" style:font-size-asian="11pt" style:font-name-complex="ＭＳ 明朝" style:font-size-complex="11pt" style:font-weight-complex="bold"/>
    </style:style>
    <style:style style:name="P155" style:family="paragraph" style:parent-style-name="Standard">
      <style:paragraph-properties fo:line-height="150%"/>
      <style:text-properties style:font-name="ヒラギノ明朝 ProN" fo:font-size="12pt" officeooo:paragraph-rsid="009d8641" style:font-name-asian="ヒラギノ明朝 ProN" style:font-size-asian="12pt" style:font-name-complex="ＭＳ Ｐ明朝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rsid="0094eab3" officeooo:paragraph-rsid="0094eab3" style:font-name-asian="ヒラギノ明朝 ProN" style:font-size-asian="9pt" style:font-name-complex="ＭＳ Ｐ明朝" style:font-size-complex="9pt"/>
    </style:style>
    <style:style style:name="P157" style:family="paragraph" style:parent-style-name="Standard">
      <style:text-properties officeooo:paragraph-rsid="009b1da9"/>
    </style:style>
    <style:style style:name="P158" style:family="paragraph" style:parent-style-name="Standard">
      <style:text-properties officeooo:paragraph-rsid="009b533f"/>
    </style:style>
    <style:style style:name="P159" style:family="paragraph" style:parent-style-name="Standard">
      <style:text-properties officeooo:paragraph-rsid="009d218d" style:font-name-asian="ヒラギノ明朝 ProN" style:font-size-asian="9pt"/>
    </style:style>
    <style:style style:name="P160" style:family="paragraph" style:parent-style-name="Standard">
      <style:text-properties officeooo:paragraph-rsid="009d8641" style:font-name-asian="ヒラギノ明朝 ProN" style:font-size-asian="9pt"/>
    </style:style>
    <style:style style:name="P161" style:family="paragraph" style:parent-style-name="Standard">
      <style:text-properties officeooo:paragraph-rsid="009c3f01"/>
    </style:style>
    <style:style style:name="P162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9c3f01" style:font-name-asian="ヒラギノ明朝 ProN" style:font-size-asian="9pt" style:font-name-complex="ＭＳ Ｐ明朝" style:font-size-complex="9pt"/>
    </style:style>
    <style:style style:name="P163" style:family="paragraph" style:parent-style-name="Standard">
      <style:paragraph-properties fo:text-align="start" style:justify-single-word="false"/>
      <style:text-properties fo:color="#000000" style:font-name="ヒラギノ明朝 ProN" fo:font-size="9pt" officeooo:rsid="0021f4aa" officeooo:paragraph-rsid="009d8641" style:font-name-asian="ヒラギノ明朝 ProN" style:font-size-asian="9pt" style:font-name-complex="ＭＳ Ｐ明朝" style:font-size-complex="9pt"/>
    </style:style>
    <style:style style:name="P164" style:family="paragraph" style:parent-style-name="Standard">
      <style:text-properties officeooo:paragraph-rsid="009d8641"/>
    </style:style>
    <style:style style:name="P165" style:family="paragraph" style:parent-style-name="Standard">
      <style:text-properties officeooo:paragraph-rsid="00a1408e"/>
    </style:style>
    <style:style style:name="P166" style:family="paragraph" style:parent-style-name="Standard">
      <style:text-properties officeooo:paragraph-rsid="00a278c8"/>
    </style:style>
    <style:style style:name="P167" style:family="paragraph" style:parent-style-name="Text_20_body">
      <style:paragraph-properties fo:text-align="justify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rsid="0022e0cf" officeooo:paragraph-rsid="0084fef3" style:font-name-asian="ヒラギノ明朝 ProN" style:font-size-asian="9pt" style:font-style-asian="normal" style:font-weight-asian="normal" style:font-name-complex="ＭＳ Ｐ明朝" style:font-size-complex="9pt"/>
    </style:style>
    <style:style style:name="P168" style:family="paragraph" style:parent-style-name="Text_20_body">
      <style:paragraph-properties fo:text-align="justify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rsid="0022e0cf" officeooo:paragraph-rsid="009b1da9" style:font-name-asian="ヒラギノ明朝 ProN" style:font-size-asian="9pt" style:font-name-complex="ＭＳ Ｐ明朝" style:font-size-complex="9pt"/>
    </style:style>
    <style:style style:name="P169" style:family="paragraph" style:parent-style-name="Text_20_body">
      <style:paragraph-properties fo:text-align="justify" style:justify-single-word="false"/>
      <style:text-properties fo:font-variant="normal" fo:text-transform="none" fo:color="#24292e" style:font-name="ヒラギノ明朝 ProN" fo:font-size="9pt" fo:letter-spacing="normal" fo:font-style="normal" fo:font-weight="normal" officeooo:rsid="0022e0cf" officeooo:paragraph-rsid="009c3f01" style:font-name-asian="ヒラギノ明朝 ProN" style:font-size-asian="9pt" style:font-name-complex="ＭＳ Ｐ明朝" style:font-size-complex="9pt"/>
    </style:style>
    <style:style style:name="P170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rsid="0054c548" officeooo:paragraph-rsid="0084fef3" style:font-name-asian="ヒラギノ明朝 ProN" style:font-size-asian="9pt" style:font-name-complex="ＭＳ Ｐ明朝" style:font-size-complex="9pt"/>
    </style:style>
    <style:style style:name="P171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rsid="009040cc" officeooo:paragraph-rsid="0093af4a" style:font-name-asian="ヒラギノ明朝 ProN" style:font-size-asian="9pt" style:font-name-complex="ＭＳ Ｐ明朝" style:font-size-complex="9pt"/>
    </style:style>
    <style:style style:name="P172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rsid="009040cc" officeooo:paragraph-rsid="009040cc" style:font-name-asian="ヒラギノ明朝 ProN" style:font-size-asian="9pt" style:font-name-complex="ＭＳ Ｐ明朝" style:font-size-complex="9pt"/>
    </style:style>
    <style:style style:name="P173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9c3f01" style:font-name-asian="ヒラギノ明朝 ProN" style:font-size-asian="9pt" style:font-name-complex="ＭＳ Ｐ明朝" style:font-size-complex="9pt"/>
    </style:style>
    <style:style style:name="P174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9d8641" style:font-name-asian="ヒラギノ明朝 ProN" style:font-size-asian="9pt" style:font-name-complex="ＭＳ Ｐ明朝" style:font-size-complex="9pt"/>
    </style:style>
    <style:style style:name="P175" style:family="paragraph" style:parent-style-name="Text_20_body">
      <style:paragraph-properties fo:text-align="justify" style:justify-single-word="false"/>
      <style:text-properties fo:color="#000000" style:font-name="ヒラギノ明朝 ProN" fo:font-size="9pt" officeooo:paragraph-rsid="009c3f01" style:font-name-asian="ヒラギノ明朝 ProN" style:font-size-asian="9pt" style:font-name-complex="ＭＳ 明朝" style:font-size-complex="9pt" style:font-weight-complex="bold"/>
    </style:style>
    <style:style style:name="P176" style:family="paragraph" style:parent-style-name="Text_20_body">
      <style:paragraph-properties fo:text-align="justify" style:justify-single-word="false"/>
      <style:text-properties officeooo:paragraph-rsid="009d8641"/>
    </style:style>
    <style:style style:name="P177" style:family="paragraph" style:parent-style-name="Text_20_body">
      <style:paragraph-properties fo:text-align="justify" style:justify-single-word="false"/>
      <style:text-properties fo:color="#24292e" style:font-name="ヒラギノ明朝 ProN" fo:font-size="9pt" officeooo:paragraph-rsid="009d8641" style:font-name-asian="ヒラギノ明朝 ProN" style:font-size-asian="9pt" style:font-name-complex="ＭＳ Ｐ明朝" style:font-size-complex="9pt"/>
    </style:style>
    <style:style style:name="T1" style:family="text">
      <style:text-properties style:font-name="ＭＳ 明朝" fo:font-size="9pt" style:font-size-asian="9pt" style:font-name-complex="ＭＳ 明朝" style:font-size-complex="9pt"/>
    </style:style>
    <style:style style:name="T2" style:family="text">
      <style:text-properties fo:font-size="10pt" style:font-size-asian="10pt" style:font-name-complex="ＭＳ 明朝" style:font-weight-complex="bold"/>
    </style:style>
    <style:style style:name="T3" style:family="text">
      <style:text-properties fo:font-size="10pt" officeooo:rsid="001f9241" style:font-size-asian="10pt" style:font-name-complex="ＭＳ 明朝" style:font-weight-complex="bold"/>
    </style:style>
    <style:style style:name="T4" style:family="text">
      <style:text-properties fo:font-size="10pt" officeooo:rsid="0089d2c2" style:font-size-asian="10pt" style:font-name-complex="ＭＳ 明朝" style:font-weight-complex="bold"/>
    </style:style>
    <style:style style:name="T5" style:family="text">
      <style:text-properties fo:font-size="10pt" officeooo:rsid="009c3f01" style:font-size-asian="10pt" style:font-name-complex="ＭＳ 明朝" style:font-weight-complex="bold"/>
    </style:style>
    <style:style style:name="T6" style:family="text">
      <style:text-properties fo:font-size="10pt" officeooo:rsid="009f20c9" style:font-size-asian="10pt" style:font-name-complex="ＭＳ 明朝" style:font-weight-complex="bold"/>
    </style:style>
    <style:style style:name="T7" style:family="text">
      <style:text-properties style:font-weight-complex="bold"/>
    </style:style>
    <style:style style:name="T8" style:family="text">
      <style:text-properties officeooo:rsid="0089c225" style:font-weight-complex="bold"/>
    </style:style>
    <style:style style:name="T9" style:family="text">
      <style:text-properties officeooo:rsid="0094eab3" style:font-weight-complex="bold"/>
    </style:style>
    <style:style style:name="T10" style:family="text">
      <style:text-properties officeooo:rsid="00968597" style:font-weight-complex="bold"/>
    </style:style>
    <style:style style:name="T11" style:family="text">
      <style:text-properties style:font-name-complex="ＭＳ ゴシック" style:font-weight-complex="bold"/>
    </style:style>
    <style:style style:name="T12" style:family="text">
      <style:text-properties fo:color="#000000" officeooo:rsid="009040cc"/>
    </style:style>
    <style:style style:name="T13" style:family="text">
      <style:text-properties fo:color="#000000" officeooo:rsid="009831e0"/>
    </style:style>
    <style:style style:name="T14" style:family="text">
      <style:text-properties fo:color="#000000" style:font-name="ヒラギノ明朝 ProN" fo:font-size="9pt" style:font-name-asian="ヒラギノ明朝 ProN" style:font-size-asian="9pt" style:font-name-complex="ＭＳ Ｐ明朝" style:font-size-complex="9pt"/>
    </style:style>
    <style:style style:name="T15" style:family="text">
      <style:text-properties fo:font-variant="normal" fo:text-transform="none" fo:color="#24292e" fo:letter-spacing="normal" fo:font-style="normal" fo:font-weight="normal" officeooo:rsid="0022e0cf" style:font-style-asian="normal" style:font-weight-asian="normal"/>
    </style:style>
    <style:style style:name="T16" style:family="text">
      <style:text-properties fo:font-variant="normal" fo:text-transform="none" fo:color="#24292e" fo:letter-spacing="normal" fo:font-style="normal" fo:font-weight="normal" officeooo:rsid="0022e0cf" style:font-style-asian="normal" style:font-weight-asian="normal" style:font-weight-complex="bold"/>
    </style:style>
    <style:style style:name="T17" style:family="text">
      <style:text-properties fo:font-variant="normal" fo:text-transform="none" fo:color="#24292e" fo:letter-spacing="normal" fo:font-style="normal" fo:font-weight="normal" officeooo:rsid="008229f2" style:font-style-asian="normal" style:font-weight-asian="normal" style:font-weight-complex="bold"/>
    </style:style>
    <style:style style:name="T18" style:family="text">
      <style:text-properties fo:font-variant="normal" fo:text-transform="none" fo:color="#24292e" fo:letter-spacing="normal" fo:font-style="normal" fo:font-weight="normal" officeooo:rsid="0093af4a" style:font-style-asian="normal" style:font-weight-asian="normal" style:font-weight-complex="bold"/>
    </style:style>
    <style:style style:name="T19" style:family="text">
      <style:text-properties fo:font-variant="normal" fo:text-transform="none" fo:color="#24292e" fo:letter-spacing="normal" fo:font-style="normal" fo:font-weight="normal" officeooo:rsid="005e29a1" style:font-style-asian="normal" style:font-weight-asian="normal"/>
    </style:style>
    <style:style style:name="T20" style:family="text">
      <style:text-properties fo:font-variant="normal" fo:text-transform="none" fo:color="#24292e" fo:letter-spacing="normal" fo:font-style="normal" fo:font-weight="normal" officeooo:rsid="007b1a60" style:font-name-complex="ＭＳ ゴシック" style:font-weight-complex="bold"/>
    </style:style>
    <style:style style:name="T21" style:family="text">
      <style:text-properties fo:font-variant="normal" fo:text-transform="none" fo:color="#24292e" fo:letter-spacing="normal" style:font-style-asian="normal" style:font-weight-asian="normal"/>
    </style:style>
    <style:style style:name="T22" style:family="text">
      <style:text-properties fo:font-variant="normal" fo:text-transform="none" fo:color="#24292e" fo:letter-spacing="normal" officeooo:rsid="007b1a60" style:font-style-asian="normal" style:font-weight-asian="normal"/>
    </style:style>
    <style:style style:name="T23" style:family="text">
      <style:text-properties fo:font-variant="normal" fo:text-transform="none" fo:color="#24292e" fo:letter-spacing="normal" officeooo:rsid="00862393" style:font-style-asian="normal" style:font-weight-asian="normal" style:font-name-complex="ＭＳ ゴシック"/>
    </style:style>
    <style:style style:name="T24" style:family="text">
      <style:text-properties fo:font-variant="normal" fo:text-transform="none" fo:color="#24292e" fo:letter-spacing="normal" officeooo:rsid="0087fc6d" style:font-style-asian="normal" style:font-weight-asian="normal" style:font-name-complex="ＭＳ ゴシック"/>
    </style:style>
    <style:style style:name="T25" style:family="text">
      <style:text-properties fo:font-variant="normal" fo:text-transform="none" fo:color="#24292e" fo:letter-spacing="normal" officeooo:rsid="007b1a60" style:font-style-asian="normal" style:font-weight-asian="normal" style:font-name-complex="ＭＳ ゴシック"/>
    </style:style>
    <style:style style:name="T26" style:family="text">
      <style:text-properties fo:font-variant="normal" fo:text-transform="none" fo:color="#24292e" style:font-name="ヒラギノ明朝 ProN" fo:font-size="10pt" fo:letter-spacing="normal" style:font-name-asian="ヒラギノ明朝 ProN" style:font-size-asian="10pt" style:font-style-asian="normal" style:font-weight-asian="bold" style:font-name-complex="ＭＳ Ｐ明朝" style:font-size-complex="10pt"/>
    </style:style>
    <style:style style:name="T27" style:family="text">
      <style:text-properties fo:font-variant="normal" fo:text-transform="none" fo:color="#24292e" style:font-name="ヒラギノ明朝 ProN" fo:font-size="10pt" fo:letter-spacing="normal" officeooo:rsid="009040cc" style:font-name-asian="ヒラギノ明朝 ProN" style:font-size-asian="10pt" style:font-style-asian="normal" style:font-weight-asian="bold" style:font-name-complex="ＭＳ Ｐ明朝" style:font-size-complex="10pt"/>
    </style:style>
    <style:style style:name="T28" style:family="text">
      <style:text-properties fo:font-variant="normal" fo:text-transform="none" fo:color="#24292e" style:font-name="ヒラギノ明朝 ProN" fo:font-size="10pt" fo:letter-spacing="normal" officeooo:rsid="00983bfd" style:font-name-asian="ヒラギノ明朝 ProN" style:font-size-asian="10pt" style:font-style-asian="normal" style:font-weight-asian="bold" style:font-name-complex="ＭＳ 明朝" style:font-size-complex="10pt" style:font-weight-complex="bold"/>
    </style:style>
    <style:style style:name="T29" style:family="text">
      <style:text-properties fo:font-variant="normal" fo:text-transform="none" fo:color="#24292e" style:font-name="ヒラギノ明朝 ProN" fo:font-size="10pt" fo:letter-spacing="normal" fo:font-style="normal" fo:font-weight="bold" style:font-name-asian="ヒラギノ明朝 ProN" style:font-size-asian="10pt" style:font-name-complex="ＭＳ Ｐ明朝" style:font-size-complex="10pt"/>
    </style:style>
    <style:style style:name="T30" style:family="text">
      <style:text-properties fo:font-variant="normal" fo:text-transform="none" fo:color="#24292e" style:font-name="ヒラギノ明朝 ProN" fo:font-size="10pt" fo:letter-spacing="normal" fo:font-style="normal" fo:font-weight="bold" style:font-name-asian="ヒラギノ明朝 ProN" style:font-size-asian="10pt" style:font-style-asian="normal" style:font-name-complex="ＭＳ Ｐ明朝" style:font-size-complex="10pt"/>
    </style:style>
    <style:style style:name="T31" style:family="text">
      <style:text-properties fo:font-variant="normal" fo:text-transform="none" fo:letter-spacing="normal" fo:font-style="normal" fo:font-weight="normal" officeooo:rsid="0022e0cf"/>
    </style:style>
    <style:style style:name="T32" style:family="text">
      <style:text-properties fo:font-style="normal" fo:font-weight="normal"/>
    </style:style>
    <style:style style:name="T33" style:family="text">
      <style:text-properties style:font-style-asian="normal" style:font-weight-asian="normal"/>
    </style:style>
    <style:style style:name="T34" style:family="text">
      <style:text-properties officeooo:rsid="007b1a60" style:font-style-asian="normal" style:font-weight-asian="normal"/>
    </style:style>
    <style:style style:name="T35" style:family="text">
      <style:text-properties officeooo:rsid="00862393" style:font-style-asian="normal" style:font-weight-asian="normal"/>
    </style:style>
    <style:style style:name="T36" style:family="text">
      <style:text-properties officeooo:rsid="0087fc6d" style:font-style-asian="normal" style:font-weight-asian="normal"/>
    </style:style>
    <style:style style:name="T37" style:family="text">
      <style:text-properties officeooo:rsid="001ed8ea"/>
    </style:style>
    <style:style style:name="T38" style:family="text">
      <style:text-properties officeooo:rsid="001f9241"/>
    </style:style>
    <style:style style:name="T39" style:family="text">
      <style:text-properties officeooo:rsid="0021659d"/>
    </style:style>
    <style:style style:name="T40" style:family="text">
      <style:text-properties style:font-name="ヒラギノ明朝 ProN" fo:font-size="10pt" style:font-name-asian="ヒラギノ明朝 ProN" style:font-size-asian="10pt" style:font-name-complex="ＭＳ 明朝" style:font-size-complex="10pt" style:font-weight-complex="bold"/>
    </style:style>
    <style:style style:name="T41" style:family="text">
      <style:text-properties style:font-name="ヒラギノ明朝 ProN" fo:font-size="10pt" officeooo:rsid="001f9241" style:font-name-asian="ヒラギノ明朝 ProN" style:font-size-asian="10pt" style:font-name-complex="ＭＳ 明朝" style:font-size-complex="10pt" style:font-weight-complex="bold"/>
    </style:style>
    <style:style style:name="T42" style:family="text">
      <style:text-properties style:font-name="ヒラギノ明朝 ProN" fo:font-size="10pt" officeooo:rsid="0052e86a" style:font-name-asian="ヒラギノ明朝 ProN" style:font-size-asian="10pt" style:font-name-complex="ＭＳ 明朝" style:font-size-complex="10pt" style:font-weight-complex="bold"/>
    </style:style>
    <style:style style:name="T43" style:family="text">
      <style:text-properties style:font-name="ヒラギノ明朝 ProN" fo:font-size="10pt" officeooo:rsid="006df403" style:font-name-asian="ヒラギノ明朝 ProN" style:font-size-asian="10pt" style:font-name-complex="ＭＳ 明朝" style:font-size-complex="10pt" style:font-weight-complex="bold"/>
    </style:style>
    <style:style style:name="T44" style:family="text">
      <style:text-properties style:font-name="ヒラギノ明朝 ProN" fo:font-size="10pt" officeooo:rsid="006fcbe8" style:font-name-asian="ヒラギノ明朝 ProN" style:font-size-asian="10pt" style:font-name-complex="ＭＳ 明朝" style:font-size-complex="10pt" style:font-weight-complex="bold"/>
    </style:style>
    <style:style style:name="T45" style:family="text">
      <style:text-properties style:font-name="ヒラギノ明朝 ProN" fo:font-size="10pt" officeooo:rsid="0084fef3" style:font-name-asian="ヒラギノ明朝 ProN" style:font-size-asian="10pt" style:font-name-complex="ＭＳ 明朝" style:font-size-complex="10pt" style:font-weight-complex="bold"/>
    </style:style>
    <style:style style:name="T46" style:family="text">
      <style:text-properties style:font-name="ヒラギノ明朝 ProN" fo:font-size="10pt" officeooo:rsid="009040cc" style:font-name-asian="ヒラギノ明朝 ProN" style:font-size-asian="10pt" style:font-name-complex="ＭＳ 明朝" style:font-size-complex="10pt" style:font-weight-complex="bold"/>
    </style:style>
    <style:style style:name="T47" style:family="text">
      <style:text-properties style:font-name="ヒラギノ明朝 ProN" fo:font-size="10pt" officeooo:rsid="0094eab3" style:font-name-asian="ヒラギノ明朝 ProN" style:font-size-asian="10pt" style:font-name-complex="ＭＳ 明朝" style:font-size-complex="10pt" style:font-weight-complex="bold"/>
    </style:style>
    <style:style style:name="T48" style:family="text">
      <style:text-properties style:font-name="ヒラギノ明朝 ProN" fo:font-size="10pt" officeooo:rsid="009831e0" style:font-name-asian="ヒラギノ明朝 ProN" style:font-size-asian="10pt" style:font-name-complex="ＭＳ 明朝" style:font-size-complex="10pt" style:font-weight-complex="bold"/>
    </style:style>
    <style:style style:name="T49" style:family="text">
      <style:text-properties style:font-name="ヒラギノ明朝 ProN" fo:font-size="10pt" officeooo:rsid="00983bfd" style:font-name-asian="ヒラギノ明朝 ProN" style:font-size-asian="10pt" style:font-name-complex="ＭＳ 明朝" style:font-size-complex="10pt" style:font-weight-complex="bold"/>
    </style:style>
    <style:style style:name="T50" style:family="text">
      <style:text-properties style:font-name="ヒラギノ明朝 ProN" fo:font-size="9pt" officeooo:rsid="00752d97" style:font-name-asian="ヒラギノ明朝 ProN" style:font-size-asian="9pt" style:font-size-complex="9pt"/>
    </style:style>
    <style:style style:name="T51" style:family="text">
      <style:text-properties style:font-name="ヒラギノ明朝 ProN" fo:font-size="9pt" officeooo:rsid="007b1a60" style:font-name-asian="ヒラギノ明朝 ProN" style:font-size-asian="9pt" style:font-size-complex="9pt"/>
    </style:style>
    <style:style style:name="T52" style:family="text">
      <style:text-properties style:font-name="ヒラギノ明朝 ProN" fo:font-size="9pt" style:font-name-asian="ヒラギノ明朝 ProN" style:font-size-asian="9pt" style:font-name-complex="ＭＳ 明朝" style:font-size-complex="9pt" style:font-weight-complex="bold"/>
    </style:style>
    <style:style style:name="T53" style:family="text">
      <style:text-properties style:font-name="ヒラギノ明朝 ProN" fo:font-size="9pt" officeooo:rsid="0090f5a7" style:font-name-asian="ヒラギノ明朝 ProN" style:font-size-asian="9pt" style:font-name-complex="ＭＳ 明朝" style:font-size-complex="9pt" style:font-weight-complex="bold"/>
    </style:style>
    <style:style style:name="T54" style:family="text">
      <style:text-properties style:font-name="ヒラギノ明朝 ProN" fo:font-size="9pt" officeooo:rsid="009224f4" style:font-name-asian="ヒラギノ明朝 ProN" style:font-size-asian="9pt" style:font-name-complex="ＭＳ 明朝" style:font-size-complex="9pt" style:font-weight-complex="bold"/>
    </style:style>
    <style:style style:name="T55" style:family="text">
      <style:text-properties style:font-name="ヒラギノ明朝 ProN" fo:font-size="9pt" officeooo:rsid="0094eab3" style:font-name-asian="ヒラギノ明朝 ProN" style:font-size-asian="9pt" style:font-name-complex="ＭＳ 明朝" style:font-size-complex="9pt" style:font-weight-complex="bold"/>
    </style:style>
    <style:style style:name="T56" style:family="text">
      <style:text-properties style:font-name="ヒラギノ明朝 ProN" fo:font-size="9pt" officeooo:rsid="00968597" style:font-name-asian="ヒラギノ明朝 ProN" style:font-size-asian="9pt" style:font-name-complex="ＭＳ 明朝" style:font-size-complex="9pt" style:font-weight-complex="bold"/>
    </style:style>
    <style:style style:name="T57" style:family="text">
      <style:text-properties style:font-name="ヒラギノ明朝 ProN" fo:font-size="9pt" officeooo:rsid="009831e0" style:font-name-asian="ヒラギノ明朝 ProN" style:font-size-asian="9pt" style:font-name-complex="ＭＳ 明朝" style:font-size-complex="9pt" style:font-weight-complex="bold"/>
    </style:style>
    <style:style style:name="T58" style:family="text">
      <style:text-properties style:font-name="ヒラギノ明朝 ProN" fo:font-size="9pt" officeooo:rsid="009b1da9" style:font-name-asian="ヒラギノ明朝 ProN" style:font-size-asian="9pt" style:font-name-complex="ＭＳ 明朝" style:font-size-complex="9pt" style:font-weight-complex="bold"/>
    </style:style>
    <style:style style:name="T59" style:family="text">
      <style:text-properties style:font-name="ヒラギノ明朝 ProN" fo:font-size="9pt" officeooo:rsid="009b533f" style:font-name-asian="ヒラギノ明朝 ProN" style:font-size-asian="9pt" style:font-name-complex="ＭＳ 明朝" style:font-size-complex="9pt" style:font-weight-complex="bold"/>
    </style:style>
    <style:style style:name="T60" style:family="text">
      <style:text-properties style:font-name="ヒラギノ明朝 ProN" fo:font-size="9pt" officeooo:rsid="009d8641" style:font-name-asian="ヒラギノ明朝 ProN" style:font-size-asian="9pt" style:font-name-complex="ＭＳ 明朝" style:font-size-complex="9pt" style:font-weight-complex="bold"/>
    </style:style>
    <style:style style:name="T61" style:family="text">
      <style:text-properties style:font-name="ヒラギノ明朝 ProN" fo:font-size="9pt" fo:language="ja" fo:country="JP" style:font-name-asian="ヒラギノ明朝 ProN" style:font-size-asian="9pt" style:font-size-complex="9pt"/>
    </style:style>
    <style:style style:name="T62" style:family="text">
      <style:text-properties style:font-name="ヒラギノ明朝 ProN" fo:font-size="9pt" style:font-name-complex="ＭＳ 明朝" style:font-size-complex="9pt" style:font-weight-complex="bold"/>
    </style:style>
    <style:style style:name="T63" style:family="text">
      <style:text-properties style:font-name="ヒラギノ明朝 ProN" fo:font-size="9pt" officeooo:rsid="009d218d" style:font-name-complex="ＭＳ 明朝" style:font-size-complex="9pt" style:font-weight-complex="bold"/>
    </style:style>
    <style:style style:name="T64" style:family="text">
      <style:text-properties style:font-name="ヒラギノ明朝 ProN" fo:font-size="9pt" officeooo:rsid="009d8641" style:font-name-complex="ＭＳ 明朝" style:font-size-complex="9pt" style:font-weight-complex="bold"/>
    </style:style>
    <style:style style:name="T65" style:family="text">
      <style:text-properties style:font-name="ヒラギノ明朝 ProN" fo:font-size="11pt" style:font-name-asian="ヒラギノ明朝 ProN" style:font-size-asian="11pt" style:font-name-complex="ＭＳ 明朝" style:font-size-complex="11pt" style:font-weight-complex="bold"/>
    </style:style>
    <style:style style:name="T66" style:family="text">
      <style:text-properties style:font-name="ヒラギノ明朝 ProN" fo:font-size="11pt" officeooo:rsid="001ed8ea" style:font-name-asian="ヒラギノ明朝 ProN" style:font-size-asian="11pt" style:font-name-complex="ＭＳ 明朝" style:font-size-complex="11pt" style:font-weight-complex="bold"/>
    </style:style>
    <style:style style:name="T67" style:family="text">
      <style:text-properties style:font-name="ヒラギノ明朝 ProN" fo:font-size="11pt" officeooo:rsid="009c3f01" style:font-name-asian="ヒラギノ明朝 ProN" style:font-size-asian="11pt" style:font-name-complex="ＭＳ 明朝" style:font-size-complex="11pt" style:font-weight-complex="bold"/>
    </style:style>
    <style:style style:name="T68" style:family="text">
      <style:text-properties style:font-name="ヒラギノ明朝 ProN" fo:font-size="11pt" officeooo:rsid="009d8641" style:font-name-asian="ヒラギノ明朝 ProN" style:font-size-asian="11pt" style:font-name-complex="ＭＳ 明朝" style:font-size-complex="11pt" style:font-weight-complex="bold"/>
    </style:style>
    <style:style style:name="T69" style:family="text">
      <style:text-properties officeooo:rsid="002cd2c6"/>
    </style:style>
    <style:style style:name="T70" style:family="text">
      <style:text-properties officeooo:rsid="0052e86a"/>
    </style:style>
    <style:style style:name="T71" style:family="text">
      <style:text-properties officeooo:rsid="0054c548"/>
    </style:style>
    <style:style style:name="T72" style:family="text">
      <style:text-properties officeooo:rsid="005f976d"/>
    </style:style>
    <style:style style:name="T73" style:family="text">
      <style:text-properties officeooo:rsid="00716ef7"/>
    </style:style>
    <style:style style:name="T74" style:family="text">
      <style:text-properties officeooo:rsid="007b1a60"/>
    </style:style>
    <style:style style:name="T75" style:family="text">
      <style:text-properties officeooo:rsid="00814f8d"/>
    </style:style>
    <style:style style:name="T76" style:family="text">
      <style:text-properties officeooo:rsid="008229f2"/>
    </style:style>
    <style:style style:name="T77" style:family="text">
      <style:text-properties officeooo:rsid="00862393"/>
    </style:style>
    <style:style style:name="T78" style:family="text">
      <style:text-properties officeooo:rsid="0087fc6d"/>
    </style:style>
    <style:style style:name="T79" style:family="text">
      <style:text-properties officeooo:rsid="0089c225"/>
    </style:style>
    <style:style style:name="T80" style:family="text">
      <style:text-properties officeooo:rsid="0089d2c2"/>
    </style:style>
    <style:style style:name="T81" style:family="text">
      <style:text-properties officeooo:rsid="008d7df7"/>
    </style:style>
    <style:style style:name="T82" style:family="text">
      <style:text-properties officeooo:rsid="008e6209"/>
    </style:style>
    <style:style style:name="T83" style:family="text">
      <style:text-properties officeooo:rsid="009040cc"/>
    </style:style>
    <style:style style:name="T84" style:family="text">
      <style:text-properties officeooo:rsid="0090f5a7"/>
    </style:style>
    <style:style style:name="T85" style:family="text">
      <style:text-properties officeooo:rsid="0094eab3"/>
    </style:style>
    <style:style style:name="T86" style:family="text">
      <style:text-properties officeooo:rsid="009831e0"/>
    </style:style>
    <style:style style:name="T87" style:family="text">
      <style:text-properties officeooo:rsid="00992ef0"/>
    </style:style>
    <style:style style:name="T88" style:family="text">
      <style:text-properties officeooo:rsid="009b1da9"/>
    </style:style>
    <style:style style:name="T89" style:family="text">
      <style:text-properties officeooo:rsid="009c3f01"/>
    </style:style>
    <style:style style:name="T90" style:family="text">
      <style:text-properties style:letter-kerning="true"/>
    </style:style>
    <style:style style:name="T91" style:family="text">
      <style:text-properties officeooo:rsid="009d8641"/>
    </style:style>
    <style:style style:name="T92" style:family="text">
      <style:text-properties officeooo:rsid="009f20c9"/>
    </style:style>
    <style:style style:name="T93" style:family="text">
      <style:text-properties officeooo:rsid="00a4735e"/>
    </style:style>
    <style:style style:name="T94" style:family="text">
      <style:text-properties officeooo:rsid="00a4de3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職 務 経 歴 書</text:p>
      <text:p text:style-name="P32">20<text:span text:style-name="T37">18</text:span>年<text:span text:style-name="T74">6</text:span>月<text:span text:style-name="T93">8</text:span>日現在</text:p>
      <text:p text:style-name="P70">氏名　寺岡　潤</text:p>
      <text:p text:style-name="P79">基本情報</text:p>
      <text:p text:style-name="P29"><text:span text:style-name="T32">・1</text:span><text:span text:style-name="T33">年以上の</text:span><text:span text:style-name="T35">Web</text:span><text:span text:style-name="T36">アプリケーション</text:span><text:span text:style-name="T35">開発</text:span><text:span text:style-name="T34">、データ分析エンジン開発、scikit-leanによる機械学習開発経験。</text:span></text:p>
      <text:p text:style-name="P53"><text:span text:style-name="T11">・</text:span><text:span text:style-name="T20">5</text:span><text:span text:style-name="T21">年以上の</text:span><text:span text:style-name="T22">CEO</text:span><text:span text:style-name="T21">の経験。</text:span></text:p>
      <text:p text:style-name="P53"><text:span text:style-name="T21">・</text:span><text:span text:style-name="T22">10年以上の営業職の経験。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14"><text:s/>Web site</text:p>
          </table:table-cell>
          <table:table-cell table:style-name="表1.B1" office:value-type="string">
            <text:p text:style-name="P113"><text:s/>http://setoutishimanami.jp</text:p>
          </table:table-cell>
        </table:table-row>
        <table:table-row>
          <table:table-cell table:style-name="表1.A2" office:value-type="string">
            <text:p text:style-name="P115"><text:s/><text:span text:style-name="T50">E-mail</text:span></text:p>
          </table:table-cell>
          <table:table-cell table:style-name="表1.B2" office:value-type="string">
            <text:p text:style-name="P115"><text:s/><text:span text:style-name="T74">hiroshi4000</text:span><text:span text:style-name="T50">@</text:span><text:span text:style-name="T51">gmail</text:span><text:span text:style-name="T50">.com</text:span></text:p>
          </table:table-cell>
        </table:table-row>
        <table:table-row>
          <table:table-cell table:style-name="表1.A2" office:value-type="string">
            <text:p text:style-name="P115"><text:s/><text:span text:style-name="T50">Github</text:span></text:p>
          </table:table-cell>
          <table:table-cell table:style-name="表1.B2" office:value-type="string">
            <text:p text:style-name="P116"><text:s/><text:span text:style-name="T61">https://github.com/aporo4000</text:span></text:p>
          </table:table-cell>
        </table:table-row>
      </table:table>
      <text:p text:style-name="P77"/>
      <text:p text:style-name="P78">経歴</text:p>
      <table:table table:name="表10" table:style-name="表10">
        <table:table-column table:style-name="表10.A"/>
        <table:table-column table:style-name="表10.B"/>
        <table:table-row table:style-name="表10.1">
          <table:table-cell table:style-name="表10.A1" table:number-columns-spanned="2" office:value-type="string">
            <text:p text:style-name="P76"><text:span text:style-name="T37">20017</text:span>年<text:span text:style-name="T73">5</text:span>月～　フリーランス</text:p>
          </table:table-cell>
          <table:covered-table-cell/>
        </table:table-row>
        <table:table-row table:style-name="表10.2">
          <table:table-cell table:style-name="表10.A2" office:value-type="string">
            <text:p text:style-name="P41">事業内容：　<text:span text:style-name="T23">Web</text:span><text:span text:style-name="T24">アプリケーション</text:span><text:span text:style-name="T23">開発</text:span><text:span text:style-name="T25">、データ分析エンジン開発</text:span><text:span text:style-name="T38">、機械学習システムの組み込み等</text:span></text:p>
          </table:table-cell>
          <table:table-cell table:style-name="表10.B2" office:value-type="string">
            <text:p text:style-name="P35"/>
          </table:table-cell>
        </table:table-row>
      </table:table>
      <text:p text:style-name="P78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columns-spanned="3" office:value-type="string">
            <text:p text:style-name="P80"><text:span text:style-name="T40">20</text:span><text:span text:style-name="T41">17</text:span><text:span text:style-name="T40">年</text:span><text:span text:style-name="T42">10</text:span><text:span text:style-name="T40">月～20</text:span><text:span text:style-name="T41">18</text:span><text:span text:style-name="T40">年</text:span><text:span text:style-name="T43">5</text:span><text:span text:style-name="T40">月　／　</text:span><text:span text:style-name="Strong_20_Emphasis"><text:span text:style-name="T26">不動産情報、及び物件のレコメンドエンジンを持つ</text:span></text:span><text:span text:style-name="Strong_20_Emphasis"><text:span text:style-name="T29">Web</text:span></text:span><text:span text:style-name="Strong_20_Emphasis"><text:span text:style-name="T26">アプリケーション</text:span></text:span></text:p>
          </table:table-cell>
          <table:covered-table-cell/>
          <table:covered-table-cell/>
        </table:table-row>
        <table:table-row table:style-name="表11.2">
          <table:table-cell table:style-name="表11.A2" office:value-type="string">
            <text:p text:style-name="P90">【プロジェクト概要】</text:p>
            <text:p text:style-name="P92">不動産物件サイトと、アクセス<text:span text:style-name="T15">ユーザーに不動産情報を</text:span><text:span text:style-name="T19">レコメンド</text:span><text:span text:style-name="T15">表示する</text:span></text:p>
            <text:p text:style-name="P167">システムを開発（現在進行中）。</text:p>
            <text:p text:style-name="P97"/>
            <text:p text:style-name="P31">【担当フェーズ】</text:p>
            <text:p text:style-name="P67">　開発</text:p>
            <text:p text:style-name="P31"/>
            <text:p text:style-name="P31">【業務内容】</text:p>
            <text:p text:style-name="P31">・ユーザー<text:span text:style-name="T75">(物件閲覧者)側のフロントエンド開発</text:span></text:p>
            <text:p text:style-name="P31">・機械学習の学習データ収集モジュール作成</text:p>
            <text:p text:style-name="P31">・Celery を用いた分散処理</text:p>
            <text:p text:style-name="P31">・レコメンドエンジン機能のためのクラスタリング機能<text:span text:style-name="T76">(実装中)</text:span></text:p>
            <text:p text:style-name="P100">・バージョン管理（<text:span text:style-name="T39">Github</text:span>）</text:p>
            <text:p text:style-name="P100"/>
            <text:p text:style-name="P31"/>
            <text:p text:style-name="P31">【実績・取り組み】</text:p>
            <text:p text:style-name="P33">・プログラマとして、開発を担当。</text:p>
            <text:p text:style-name="P33">・不動産物件検索サイトにおける物件<text:span text:style-name="T76">検索画面/物件一覧画面/物件詳細画面を</text:span></text:p>
            <text:p text:style-name="P41"><text:s text:c="3"/><text:span text:style-name="T81">bootstrap/Djangoテンプレート/HTML/CSS/JavaScriptを使い実装。</text:span></text:p>
            <text:p text:style-name="P38">・JavaScriptのライブラリはjQueryを使い詳細画面のslider機能や物件画像の</text:p>
            <text:p text:style-name="P38"><text:s text:c="3"/>表示(クリック時拡大)などに活用。</text:p>
            <text:p text:style-name="P39">・学習データ用に<text:span text:style-name="T82">Web上からScrapyを使いスクレイピングしたものを</text:span>、</text:p>
            <text:p text:style-name="P118">　Pandasでデータ整理してからDataBaseへ格納する処理を実装。</text:p>
            <text:p text:style-name="P137">・スクレイピング処理に時間がかかるため、API のレスポンスを考え、</text:p>
            <text:p text:style-name="P137"><text:s text:c="3"/>Celery を用いた非同期実行を実装。</text:p>
            <text:p text:style-name="P38"><text:soft-page-break/>・Scikit-learn <text:s/>を用いてサイト訪問者をクラスタリングするモジュールの実装。</text:p>
            <text:p text:style-name="P47"><text:span text:style-name="T7">・</text:span><text:span text:style-name="T16">バージョン管理は３名のチームで</text:span><text:span text:style-name="T17">gitflowの運用ルール。</text:span></text:p>
          </table:table-cell>
          <table:table-cell table:style-name="表11.B2" office:value-type="string">
            <text:p text:style-name="P2">【言語/<text:span text:style-name="T69">FW</text:span>】</text:p>
            <text:p text:style-name="P23">Python, </text:p>
            <text:p text:style-name="P23">Django, </text:p>
            <text:p text:style-name="P23">scikit-learn, JavaScript, </text:p>
            <text:p text:style-name="P23">jQuery, </text:p>
            <text:p text:style-name="P25"><text:span text:style-name="T81">b</text:span>ootstrap, <text:s/></text:p>
            <text:p text:style-name="P25">HTML <text:span text:style-name="T72">5</text:span>,</text:p>
            <text:p text:style-name="P21">CSS</text:p>
            <text:p text:style-name="P2"/>
            <text:p text:style-name="P2">【DB】</text:p>
            <text:p text:style-name="P10">PostgreSQL</text:p>
            <text:p text:style-name="P10"/>
            <text:p text:style-name="P2">【インフラ】</text:p>
            <text:p text:style-name="P10">AWS（本番）</text:p>
            <text:p text:style-name="P17">Vagrant（開発）</text:p>
            <text:p text:style-name="P10"/>
          </table:table-cell>
          <table:table-cell table:style-name="表11.C2" office:value-type="string">
            <text:p text:style-name="P66">マネージャ</text:p>
            <text:p text:style-name="P60">1名</text:p>
            <text:p text:style-name="P60"/>
            <text:p text:style-name="P63">プログラマ</text:p>
            <text:p text:style-name="P54"><text:span text:style-name="T70">2</text:span>名</text:p>
          </table:table-cell>
        </table:table-row>
      </table:table>
      <text:p text:style-name="P74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columns-spanned="3" office:value-type="string">
            <text:p text:style-name="P87"><text:span text:style-name="T40">20</text:span><text:span text:style-name="T41">17</text:span><text:span text:style-name="T40">年</text:span><text:span text:style-name="T48">9</text:span><text:span text:style-name="T40">月</text:span><text:span text:style-name="T48">16</text:span><text:span text:style-name="T46">日~</text:span><text:span text:style-name="T48">24</text:span><text:span text:style-name="T46">日</text:span><text:span text:style-name="T40">　／　</text:span><text:span text:style-name="T49">MPS</text:span><text:span text:style-name="Strong_20_Emphasis"><text:span text:style-name="T27">Camp</text:span></text:span></text:p>
          </table:table-cell>
          <table:covered-table-cell/>
          <table:covered-table-cell/>
        </table:table-row>
        <table:table-row table:style-name="表5.2">
          <table:table-cell table:style-name="表5.A2" office:value-type="string">
            <text:p text:style-name="P95">【概要】</text:p>
            <text:p text:style-name="P104"><text:span text:style-name="T12">「Python Web Application </text:span><text:span text:style-name="T13">(リコメンデーションシステム)</text:span><text:span text:style-name="T12">開発」講座</text:span></text:p>
            <text:p text:style-name="P112"/>
            <text:p text:style-name="P45"/>
            <text:p text:style-name="P45">【内容】</text:p>
            <text:p text:style-name="P157"><text:span text:style-name="T52">・</text:span><text:span text:style-name="T55">数学</text:span><text:span text:style-name="T57">(微分積分・線形代数）とnumpy を用いスクラッチから</text:span></text:p>
            <text:p text:style-name="P157"><text:span text:style-name="T57"><text:s text:c="3"/>neural network実装。</text:span></text:p>
            <text:p text:style-name="P109"/>
            <text:p text:style-name="P109"/>
            <text:p text:style-name="P45">【実績・取り組み】</text:p>
            <text:p text:style-name="P157"><text:span text:style-name="T52">・</text:span><text:span text:style-name="T57">ライブラリを使わず、数学と</text:span><text:span text:style-name="T58">numpyを用いスクラッチから</text:span></text:p>
            <text:p text:style-name="P166"><text:span text:style-name="T58">　</text:span><text:span text:style-name="T57">単層/多層neural networkを作る</text:span><text:span text:style-name="T53">MPSCamp</text:span><text:span text:style-name="T57">に参加。</text:span></text:p>
            <text:p text:style-name="P119">・多層ニューラルネットワーク実装<text:span text:style-name="T87">(入力に</text:span>Mnistデータで実装中<text:span text:style-name="T87">)</text:span>。</text:p>
            <text:p text:style-name="P51"><text:span text:style-name="T7">・</text:span><text:span text:style-name="T16">バージョン管理</text:span><text:span text:style-name="T18">GitHubを利用</text:span><text:span text:style-name="T17">。</text:span></text:p>
          </table:table-cell>
          <table:table-cell table:style-name="表5.B2" office:value-type="string">
            <text:p text:style-name="P8">【言語/<text:span text:style-name="T69">FW</text:span>】</text:p>
            <text:p text:style-name="P28">Python</text:p>
            <text:p text:style-name="P28"/>
            <text:p text:style-name="P16"/>
            <text:p text:style-name="P20"/>
          </table:table-cell>
          <table:table-cell table:style-name="表5.C2" office:value-type="string">
            <text:p text:style-name="P59">講師</text:p>
            <text:p text:style-name="P59">１名</text:p>
            <text:p text:style-name="P59"/>
            <text:p text:style-name="P59"/>
          </table:table-cell>
        </table:table-row>
      </table:table>
      <text:p text:style-name="P74"/>
      <text:p text:style-name="P74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columns-spanned="3" office:value-type="string">
            <text:p text:style-name="P81"><text:span text:style-name="T40">20</text:span><text:span text:style-name="T41">17</text:span><text:span text:style-name="T40">年</text:span><text:span text:style-name="T44">6</text:span><text:span text:style-name="T40">月～20</text:span><text:span text:style-name="T41">1</text:span><text:span text:style-name="T44">7</text:span><text:span text:style-name="T40">年</text:span><text:span text:style-name="T44">7</text:span><text:span text:style-name="T40">月　／　</text:span><text:span text:style-name="Strong_20_Emphasis"><text:span text:style-name="T26">データ分析による医療製品販売サポートのための</text:span></text:span><text:span text:style-name="Strong_20_Emphasis"><text:span text:style-name="T30">Web</text:span></text:span><text:span text:style-name="Strong_20_Emphasis"><text:span text:style-name="T26">アプリケーション</text:span></text:span></text:p>
          </table:table-cell>
          <table:covered-table-cell/>
          <table:covered-table-cell/>
        </table:table-row>
        <table:table-row table:style-name="表12.2">
          <table:table-cell table:style-name="表12.A2" office:value-type="string">
            <text:p text:style-name="P91">【プロジェクト概要】</text:p>
            <text:p text:style-name="P92">医療品業者の営業・販売支援のためのデータ分析ツールのプロトタイプを</text:p>
            <text:p text:style-name="P170">Webアプリケーションとして開発。</text:p>
            <text:p text:style-name="P98"/>
            <text:p text:style-name="P37">【担当フェーズ】</text:p>
            <text:p text:style-name="P68"><text:s text:c="3"/>開発</text:p>
            <text:p text:style-name="P37"/>
            <text:p text:style-name="P37">【業務内容】</text:p>
            <text:p text:style-name="P37">・クライアント<text:span text:style-name="T78">(商社様)が新しくデータを更新させる機能の実装</text:span></text:p>
            <text:p text:style-name="P42">・スクレイピング処理のリファクタリング</text:p>
            <text:p text:style-name="P101">・バージョン管理（<text:span text:style-name="T39">Github</text:span>）</text:p>
            <text:p text:style-name="P105"/>
            <text:p text:style-name="P37">【実績・取り組み】</text:p>
            <text:p text:style-name="P41">・プログラマとして、開発を担当。</text:p>
            <text:p text:style-name="P46">・UX の向上のため、時間のかかるスクレイピングによるデータ更新中は、</text:p>
            <text:p text:style-name="P46"><text:s text:c="3"/>二重にデータ取得が実行できないようにした。また、データ更新の進度を</text:p>
            <text:p text:style-name="P46"><text:s text:c="3"/>プログレスバーとして表示した。Djnago によるデータ更新進度を返す </text:p>
            <text:p text:style-name="P46"><text:s text:c="3"/>API を実装し、Ajax を用いてフロントへ反映。</text:p>
            <text:p text:style-name="P42"/>
            <text:p text:style-name="P138"><text:span text:style-name="T7">・保守性を高める為、</text:span><text:span text:style-name="T8">スクレイピングモジューログを書き出しを実装。</text:span></text:p>
            <text:p text:style-name="P48"><text:span text:style-name="T8">・</text:span><text:span text:style-name="T16">バージョン管理は３名のチームで</text:span><text:span text:style-name="T17">gitflowの運用ルール。</text:span></text:p>
          </table:table-cell>
          <table:table-cell table:style-name="表12.B2" office:value-type="string">
            <text:p text:style-name="P3">【言語/<text:span text:style-name="T69">FW</text:span>】</text:p>
            <text:p text:style-name="P22">Python, Django, </text:p>
            <text:p text:style-name="P22">JavaScript, jQuery, Bootstrap, <text:s/>HTML,</text:p>
            <text:p text:style-name="P22">CSS</text:p>
            <text:p text:style-name="P3"/>
            <text:p text:style-name="P3">【DB】</text:p>
            <text:p text:style-name="P11">PostgreSQL</text:p>
            <text:p text:style-name="P11"/>
            <text:p text:style-name="P3">【インフラ】</text:p>
            <text:p text:style-name="P11">AWS</text:p>
            <text:p text:style-name="P11"/>
          </table:table-cell>
          <table:table-cell table:style-name="表12.C2" office:value-type="string">
            <text:p text:style-name="P55">マネージャ</text:p>
            <text:p text:style-name="P61">1名</text:p>
            <text:p text:style-name="P61"/>
            <text:p text:style-name="P64">プログラマ</text:p>
            <text:p text:style-name="P55"><text:span text:style-name="T70">2</text:span>名</text:p>
          </table:table-cell>
        </table:table-row>
      </table:table>
      <text:p text:style-name="P82"/>
      <text:p text:style-name="P73"/>
      <text:p text:style-name="P73"/>
      <text:p text:style-name="P73"/>
      <text:p text:style-name="P73"><text:soft-page-break/></text:p>
      <text:p text:style-name="P73"/>
      <text:p text:style-name="P73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columns-spanned="3" office:value-type="string">
            <text:p text:style-name="P88"><text:span text:style-name="T40">20</text:span><text:span text:style-name="T41">17</text:span><text:span text:style-name="T40">年</text:span><text:span text:style-name="T47">6</text:span><text:span text:style-name="T40">月</text:span><text:span text:style-name="T46">3日~</text:span><text:span text:style-name="T47">11</text:span><text:span text:style-name="T46">日</text:span><text:span text:style-name="T40">　／　</text:span><text:span text:style-name="Strong_20_Emphasis"><text:span text:style-name="T28">MPS</text:span></text:span><text:span text:style-name="Strong_20_Emphasis"><text:span text:style-name="T27">Camp</text:span></text:span></text:p>
          </table:table-cell>
          <table:covered-table-cell/>
          <table:covered-table-cell/>
        </table:table-row>
        <table:table-row table:style-name="表4.2">
          <table:table-cell table:style-name="表4.A2" office:value-type="string">
            <text:p text:style-name="P94">【概要】</text:p>
            <text:p text:style-name="P171">「Python Web Application 開発」講座</text:p>
            <text:p text:style-name="P111"/>
            <text:p text:style-name="P44"/>
            <text:p text:style-name="P44">【内容】</text:p>
            <text:p text:style-name="P86"><text:span text:style-name="T52">・</text:span><text:span text:style-name="T55">DjangoフレームワークによるWebアプリケーションの設計/開発</text:span></text:p>
            <text:p text:style-name="P50"><text:span text:style-name="T7">・</text:span><text:span text:style-name="T9">D3.jsを使ったデータビジュアライゼーション</text:span></text:p>
            <text:p text:style-name="P50"><text:span text:style-name="T9">・</text:span><text:span text:style-name="T10">Celeryによる分散処理</text:span></text:p>
            <text:p text:style-name="P51"><text:span text:style-name="T10">・</text:span><text:span text:style-name="T9">AWS/Ansibleを使ったデプロイ</text:span></text:p>
            <text:p text:style-name="P108"/>
            <text:p text:style-name="P44">【実績・取り組み】</text:p>
            <text:p text:style-name="P136">・土日２日間<text:span text:style-name="T85">7時~23時/平日5日19時~23時</text:span>、<text:span text:style-name="T84">MPSCampに参加</text:span>。</text:p>
            <text:p text:style-name="P86"><text:span text:style-name="T52">・</text:span><text:span text:style-name="T55">DjangoのMVT設計思想を理解し、ログイン機能/予約フォームの構築。</text:span></text:p>
            <text:p text:style-name="P86"><text:span text:style-name="T53">・</text:span><text:span text:style-name="T56">DjangoテンプレートとbootstrapとD3.jsを使い図形の描画やDataBaseから</text:span></text:p>
            <text:p text:style-name="P120">　Ajaxを使ったリアルタイム表示の実装。</text:p>
            <text:p text:style-name="P86"><text:span text:style-name="T54">・</text:span><text:span text:style-name="T56">Celeryを使いtaskごとの非同期実行を実装。</text:span></text:p>
            <text:p text:style-name="P121">・AWSのEC2へAnsibleを使ったデプロイ。</text:p>
            <text:p text:style-name="P50"><text:span text:style-name="T7">・</text:span><text:span text:style-name="T16">バージョン管理</text:span><text:span text:style-name="T18">GitHubを利用</text:span><text:span text:style-name="T17">。</text:span></text:p>
          </table:table-cell>
          <table:table-cell table:style-name="表4.B2" office:value-type="string">
            <text:p text:style-name="P7">【言語/<text:span text:style-name="T69">FW</text:span>】</text:p>
            <text:p text:style-name="P27">Python, Django, </text:p>
            <text:p text:style-name="P27">JavaScript, jQuery, Bootstrap, </text:p>
            <text:p text:style-name="P156">D3.js,</text:p>
            <text:p text:style-name="P27"><text:s/>HTML,</text:p>
            <text:p text:style-name="P27">CSS</text:p>
            <text:p text:style-name="P7"/>
            <text:p text:style-name="P7">【DB】</text:p>
            <text:p text:style-name="P15">PostgreSQL</text:p>
            <text:p text:style-name="P15"/>
            <text:p text:style-name="P7">【インフラ】</text:p>
            <text:p text:style-name="P15">AWS</text:p>
            <text:p text:style-name="P15"/>
            <text:p text:style-name="P15">【管理ツール】</text:p>
            <text:p text:style-name="P19">Ansible</text:p>
          </table:table-cell>
          <table:table-cell table:style-name="表4.C2" office:value-type="string">
            <text:p text:style-name="P58">講師</text:p>
            <text:p text:style-name="P58">１名</text:p>
            <text:p text:style-name="P58"/>
            <text:p text:style-name="P58"/>
          </table:table-cell>
        </table:table-row>
      </table:table>
      <text:p text:style-name="P86"/>
      <text:p text:style-name="P8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columns-spanned="3" office:value-type="string">
            <text:p text:style-name="P84"><text:span text:style-name="T40">20</text:span><text:span text:style-name="T41">17</text:span><text:span text:style-name="T40">年</text:span><text:span text:style-name="T45">5</text:span><text:span text:style-name="T40">月～20</text:span><text:span text:style-name="T41">1</text:span><text:span text:style-name="T44">7</text:span><text:span text:style-name="T40">年</text:span><text:span text:style-name="T45">7</text:span><text:span text:style-name="T40">月　／　</text:span><text:span text:style-name="Strong_20_Emphasis"><text:span text:style-name="T26">データ分析による医療製品販売サポートのための</text:span></text:span><text:span text:style-name="Strong_20_Emphasis"><text:span text:style-name="T30">スクレイピングモジュール</text:span></text:span></text:p>
          </table:table-cell>
          <table:covered-table-cell/>
          <table:covered-table-cell/>
        </table:table-row>
        <table:table-row table:style-name="表13.2">
          <table:table-cell table:style-name="表13.A2" office:value-type="string">
            <text:p text:style-name="P92">【プロジェクト概要】</text:p>
            <text:p text:style-name="P92">医療品業者の営業・販売支援のためのデータ分析ツールのプロトタイプを</text:p>
            <text:p text:style-name="P170">スクレピングモジュールとして開発。</text:p>
            <text:p text:style-name="P99"/>
            <text:p text:style-name="P40">【担当フェーズ】</text:p>
            <text:p text:style-name="P69"><text:s text:c="3"/>開発</text:p>
            <text:p text:style-name="P40"/>
            <text:p text:style-name="P40">【業務内容】</text:p>
            <text:p text:style-name="P40">・<text:span text:style-name="T71">Webスクレイピングによる既存サイトからの分析用データの取得</text:span></text:p>
            <text:p text:style-name="P40">・分析データの集計・分析・データ出力機能</text:p>
            <text:p text:style-name="P102">・バージョン管理（<text:span text:style-name="T39">Github</text:span>）</text:p>
            <text:p text:style-name="P106"/>
            <text:p text:style-name="P40">【実績・取り組み】</text:p>
            <text:p text:style-name="P42">・プログラマとして、開発を担当。</text:p>
            <text:p text:style-name="P42">・スクレピングを<text:span text:style-name="T79">Scrapyというフレームワークを使いデータ取得し、</text:span></text:p>
            <text:p text:style-name="P42">　その取得した結果を<text:span text:style-name="T79">Pandasというデータ処理する為のライブラリを使って</text:span></text:p>
            <text:p text:style-name="P42">　統計処理してユーザーに有益な情報を提供する機能を実装。</text:p>
            <text:p text:style-name="P52"><text:span text:style-name="T7">・</text:span><text:span text:style-name="T16">バージョン管理</text:span><text:span text:style-name="T18">GitHubを利用</text:span><text:span text:style-name="T17">。</text:span></text:p>
          </table:table-cell>
          <table:table-cell table:style-name="表13.B2" office:value-type="string">
            <text:p text:style-name="P4">【言語/<text:span text:style-name="T69">FW</text:span>】</text:p>
            <text:p text:style-name="P24">Python, Django, </text:p>
            <text:p text:style-name="P24">JavaScript, jQuery, Bootstrap, <text:s/>HTML,</text:p>
            <text:p text:style-name="P24">CSS</text:p>
            <text:p text:style-name="P4"/>
            <text:p text:style-name="P4">【DB】</text:p>
            <text:p text:style-name="P12">PostgreSQL</text:p>
            <text:p text:style-name="P12"/>
            <text:p text:style-name="P4">【インフラ】</text:p>
            <text:p text:style-name="P12">AWS</text:p>
            <text:p text:style-name="P12"/>
          </table:table-cell>
          <table:table-cell table:style-name="表13.C2" office:value-type="string">
            <text:p text:style-name="P56">マネージャ</text:p>
            <text:p text:style-name="P62">1名</text:p>
            <text:p text:style-name="P62"/>
            <text:p text:style-name="P65">プログラマ</text:p>
            <text:p text:style-name="P56"><text:span text:style-name="T94">1</text:span>名</text:p>
          </table:table-cell>
        </table:table-row>
      </table:table>
      <text:p text:style-name="P83"/>
      <text:p text:style-name="P72"/>
      <text:p text:style-name="P72"/>
      <text:p text:style-name="P72"><text:soft-page-break/></text:p>
      <text:p text:style-name="P72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columns-spanned="3" office:value-type="string">
            <text:p text:style-name="P88"><text:span text:style-name="T40">20</text:span><text:span text:style-name="T41">17</text:span><text:span text:style-name="T40">年</text:span><text:span text:style-name="T45">5</text:span><text:span text:style-name="T40">月</text:span><text:span text:style-name="T46">3日~7日(GW期間)</text:span><text:span text:style-name="T40">　／　</text:span><text:span text:style-name="Strong_20_Emphasis"><text:span text:style-name="T28">MPS</text:span></text:span><text:span text:style-name="Strong_20_Emphasis"><text:span text:style-name="T27">Camp</text:span></text:span></text:p>
          </table:table-cell>
          <table:covered-table-cell/>
          <table:covered-table-cell/>
        </table:table-row>
        <table:table-row table:style-name="表2.2">
          <table:table-cell table:style-name="表2.A2" office:value-type="string">
            <text:p text:style-name="P93">【概要】</text:p>
            <text:p text:style-name="P172">「Python Web Data 処理」講座</text:p>
            <text:p text:style-name="P110"/>
            <text:p text:style-name="P43"/>
            <text:p text:style-name="P43">【内容】</text:p>
            <text:p text:style-name="P85"><text:span text:style-name="T52">・</text:span><text:span text:style-name="T53">Gmail API(OAuth2認証)を使いメールデータの取得</text:span></text:p>
            <text:p text:style-name="P43">・<text:span text:style-name="T84">Scrapyを使いWebデータの取得</text:span></text:p>
            <text:p text:style-name="P43">・<text:span text:style-name="T84">MeCab/Gensimを使った自然言語処理の実装</text:span></text:p>
            <text:p text:style-name="P103">・バージョン管理（<text:span text:style-name="T39">Github</text:span>）</text:p>
            <text:p text:style-name="P107"/>
            <text:p text:style-name="P43">【実績・取り組み】</text:p>
            <text:p text:style-name="P43">・５日間毎日、休みなく<text:span text:style-name="T84">7時~23時MPSCampに参加</text:span>。</text:p>
            <text:p text:style-name="P85"><text:span text:style-name="T52">・</text:span><text:span text:style-name="T53">Gmail API(OAuth認証)呼び、Gmailのthreadsリストを取得、</text:span></text:p>
            <text:p text:style-name="P123">　取得データをcsvファイルへ格納実装。</text:p>
            <text:p text:style-name="P157"><text:span text:style-name="T53">・Scrapyを使い</text:span><text:span text:style-name="T54">ニュースフィードを取得、MeCab で単語に分解した後、</text:span></text:p>
            <text:p text:style-name="P165"><text:span text:style-name="T54"><text:s text:c="3"/>コーパスを作成、BoW やTF-IDF といった</text:span><text:span text:style-name="T59">特徴量を生成、</text:span></text:p>
            <text:p text:style-name="P165"><text:span text:style-name="T59"><text:s text:c="3"/>似た文書同士をグルーピングする処理を実装。</text:span></text:p>
            <text:p text:style-name="P124"/>
            <text:p text:style-name="P49"><text:span text:style-name="T7">・</text:span><text:span text:style-name="T16">バージョン管理</text:span><text:span text:style-name="T18">GitHubを利用</text:span><text:span text:style-name="T17">。</text:span></text:p>
          </table:table-cell>
          <table:table-cell table:style-name="表2.B2" office:value-type="string">
            <text:p text:style-name="P5">【言語/<text:span text:style-name="T69">FW</text:span>】</text:p>
            <text:p text:style-name="P26">Python, </text:p>
            <text:p text:style-name="P26">JavaScript, </text:p>
            <text:p text:style-name="P26"><text:s/>HTML,</text:p>
            <text:p text:style-name="P26">CSS</text:p>
            <text:p text:style-name="P13"/>
            <text:p text:style-name="P13"/>
            <text:p text:style-name="P5">【<text:span text:style-name="T83">API</text:span>】</text:p>
            <text:p text:style-name="P18">Gmail API</text:p>
            <text:p text:style-name="P18"/>
            <text:p text:style-name="P18"/>
            <text:p text:style-name="P6">【DB】</text:p>
            <text:p text:style-name="P14">PostgreSQL</text:p>
          </table:table-cell>
          <table:table-cell table:style-name="表2.C2" office:value-type="string">
            <text:p text:style-name="P57">講師</text:p>
            <text:p text:style-name="P57">１名</text:p>
            <text:p text:style-name="P57"/>
            <text:p text:style-name="P57"/>
          </table:table-cell>
        </table:table-row>
      </table:table>
      <text:p text:style-name="P72"/>
      <table:table table:name="表3" table:style-name="表3">
        <table:table-column table:style-name="表3.A"/>
        <table:table-column table:style-name="表3.B"/>
        <table:table-row table:style-name="表3.1">
          <table:table-cell table:style-name="表3.A1" table:number-columns-spanned="2" office:value-type="string">
            <text:p text:style-name="P75"><text:span text:style-name="T37">2013</text:span>年<text:span text:style-name="T80">4</text:span>月～20<text:span text:style-name="T37">18</text:span>年<text:span text:style-name="T37">5</text:span>月現在　　株式会社　瀬戸内しまなみ海道</text:p>
          </table:table-cell>
          <table:covered-table-cell/>
        </table:table-row>
        <table:table-row table:style-name="表3.2">
          <table:table-cell table:style-name="表3.A2" office:value-type="string">
            <text:p text:style-name="P129">事業内容：ボトルウォーターの販売と 通販サイトの運営・販売</text:p>
            <text:p text:style-name="P133">URL： <text:span text:style-name="T88">http://setoutishimanami.jp</text:span></text:p>
            <text:p text:style-name="P34">売上高　：　５千万円　　　従業員数：　５人</text:p>
          </table:table-cell>
          <table:table-cell table:style-name="表3.B2" office:value-type="string">
            <text:p text:style-name="P36">創業者/<text:span text:style-name="T80">CEO</text:span></text:p>
          </table:table-cell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columns-spanned="3" office:value-type="string">
            <text:p text:style-name="P71"><text:span text:style-name="T2">20</text:span><text:span text:style-name="T3">1</text:span><text:span text:style-name="T4">3</text:span><text:span text:style-name="T2">年</text:span><text:span text:style-name="T3">4</text:span><text:span text:style-name="T2">月～20</text:span><text:span text:style-name="T3">18</text:span><text:span text:style-name="T2">年</text:span><text:span text:style-name="T4">5</text:span><text:span text:style-name="T2">月現在　</text:span></text:p>
          </table:table-cell>
          <table:covered-table-cell/>
          <table:covered-table-cell/>
        </table:table-row>
        <table:table-row table:style-name="表7.2">
          <table:table-cell table:style-name="表7.A2" office:value-type="string">
            <text:p text:style-name="P89">【プロジェクト概要】</text:p>
            <text:p text:style-name="P168">　ボトルウォーターの配送・販売が事業の中核。</text:p>
            <text:p text:style-name="P168"><text:s text:c="3"/>現在の総顧客数 <text:span text:style-name="T89">1,400件</text:span></text:p>
            <text:p text:style-name="P168">　年商 <text:span text:style-name="T89">5,000万円</text:span></text:p>
            <text:p text:style-name="P168">　社員５名<text:span text:style-name="T89">(自身含む)</text:span></text:p>
            <text:p text:style-name="P168">　通販サイトに出品している瀬戸内海近郊の食品卸会社と連携し、受注・販売。</text:p>
            <text:p text:style-name="P96"/>
            <text:p text:style-name="P30">【担当フェーズ】</text:p>
            <text:p text:style-name="P142"><text:s text:c="3"/>・代表取締役として会社の運営・管理・人事を担当</text:p>
            <text:p text:style-name="P139"><text:span text:style-name="T90">　・新規顧客獲得の営業</text:span></text:p>
            <text:p text:style-name="P30"/>
            <text:p text:style-name="P30">【実績・取り組み】</text:p>
            <text:p text:style-name="P125">　・クリクラの代理店として０件から開始し、個人新規営業により<text:span text:style-name="T89">1,000件近く獲得。</text:span></text:p>
            <text:p text:style-name="P125">　・運営を重ねる中で営業担当、配送担当への社員教育を行い顧客数<text:span text:style-name="T89">1,400件を</text:span></text:p>
            <text:p text:style-name="P125">　　安定顧客へと構築。</text:p>
            <text:p text:style-name="P125">　・社内リーダーを割り当て責任者教育。</text:p>
            <text:p text:style-name="P125">　　</text:p>
          </table:table-cell>
          <table:table-cell table:style-name="表7.B2" office:value-type="string">
            <text:p text:style-name="P9"/>
            <text:p text:style-name="P9"/>
          </table:table-cell>
          <table:table-cell table:style-name="表7.C2" office:value-type="string">
            <text:p text:style-name="P143"/>
          </table:table-cell>
        </table:table-row>
      </table:table>
      <text:p text:style-name="P71"><text:soft-page-break/></text:p>
      <table:table table:name="表6" table:style-name="表6">
        <table:table-column table:style-name="表6.A"/>
        <table:table-column table:style-name="表6.B"/>
        <table:table-row table:style-name="表6.1">
          <table:table-cell table:style-name="表6.A1" table:number-columns-spanned="2" office:value-type="string">
            <text:p text:style-name="P154"><text:span text:style-name="T37">2004</text:span>年<text:span text:style-name="T89">4</text:span>月～20<text:span text:style-name="T37">13</text:span>年<text:span text:style-name="T89">6</text:span>月　　株式会社　西日本プレカットセンター</text:p>
          </table:table-cell>
          <table:covered-table-cell/>
        </table:table-row>
        <table:table-row table:style-name="表6.2">
          <table:table-cell table:style-name="表6.A2" office:value-type="string">
            <text:p text:style-name="P132">事業内容：建築資材加工・販売</text:p>
            <text:p text:style-name="P133">URL：http://www.v-hf.com/h/k-npc/</text:p>
            <text:p text:style-name="P159"><text:span text:style-name="T62">売上高　： </text:span><text:span text:style-name="T63">14億円</text:span><text:span text:style-name="T62">　　従業員数：　</text:span><text:span text:style-name="T63">20</text:span><text:span text:style-name="T62">人</text:span></text:p>
          </table:table-cell>
          <table:table-cell table:style-name="表6.B2" office:value-type="string">
            <text:p text:style-name="P130">営業・営業マネージャー</text:p>
          </table:table-cell>
        </table:table-row>
      </table:table>
      <text:p text:style-name="P161"/>
      <table:table table:name="表8" table:style-name="表8">
        <table:table-column table:style-name="表8.A"/>
        <table:table-column table:style-name="表8.B"/>
        <table:table-column table:style-name="表8.C"/>
        <table:table-row table:style-name="表8.1">
          <table:table-cell table:style-name="表8.A1" table:number-columns-spanned="3" office:value-type="string">
            <text:p text:style-name="P150"><text:span text:style-name="T2">20</text:span><text:span text:style-name="T5">04</text:span><text:span text:style-name="T2">年</text:span><text:span text:style-name="T3">4</text:span><text:span text:style-name="T2">月～20</text:span><text:span text:style-name="T3">1</text:span><text:span text:style-name="T5">3</text:span><text:span text:style-name="T2">年</text:span><text:span text:style-name="T5">6</text:span><text:span text:style-name="T2">月</text:span></text:p>
          </table:table-cell>
          <table:covered-table-cell/>
          <table:covered-table-cell/>
        </table:table-row>
        <table:table-row table:style-name="表8.2">
          <table:table-cell table:style-name="表8.A2" office:value-type="string">
            <text:p text:style-name="P173">【プロジェクト概要】</text:p>
            <text:p text:style-name="P169">　建設会社・工務店・ハウスメーカーへの資材販売。</text:p>
            <text:p text:style-name="P169"><text:s text:c="3"/>中四国に展開するハウスメーカーの資材供給窓口として建材・木材の流通管理。</text:p>
            <text:p text:style-name="P169">　</text:p>
            <text:p text:style-name="P175"/>
            <text:p text:style-name="P132">【担当フェーズ】</text:p>
            <text:p text:style-name="P146"><text:s text:c="3"/>・主力顧客であるハウスメーカーの四国部門資材供給窓口の営業責任者。</text:p>
            <text:p text:style-name="P146">　・地元工務店・建設会社への営業担当。</text:p>
            <text:p text:style-name="P140"><text:span text:style-name="T90"/></text:p>
            <text:p text:style-name="P132"/>
            <text:p text:style-name="P132">【実績・取り組み】</text:p>
            <text:p text:style-name="P126">　・会社の主力販売先であるハウスメーカーへの資材供給窓口として、販売先・仕入先</text:p>
            <text:p text:style-name="P126">　　共に責任者との円滑な関係を構築。</text:p>
            <text:p text:style-name="P126">　・新規顧客獲得による個人営業で前年比<text:span text:style-name="T91">10%の売り上げを達成。</text:span></text:p>
            <text:p text:style-name="P128">　・営業マネージャーでは、営業担当者への指導により会社新規営業売上<text:span text:style-name="T92">9,000万達成。</text:span></text:p>
          </table:table-cell>
          <table:table-cell table:style-name="表8.B2" office:value-type="string">
            <text:p text:style-name="P162"/>
            <text:p text:style-name="P162"/>
          </table:table-cell>
          <table:table-cell table:style-name="表8.C2" office:value-type="string">
            <text:p text:style-name="P144"/>
          </table:table-cell>
        </table:table-row>
      </table:table>
      <text:p text:style-name="P148"/>
      <text:p text:style-name="P152"/>
      <table:table table:name="表9" table:style-name="表9">
        <table:table-column table:style-name="表9.A"/>
        <table:table-column table:style-name="表9.B"/>
        <table:table-row table:style-name="表9.1">
          <table:table-cell table:style-name="表9.A1" table:number-columns-spanned="2" office:value-type="string">
            <text:p text:style-name="P164"><text:span text:style-name="T66">2001</text:span><text:span text:style-name="T65">年</text:span><text:span text:style-name="T67">4</text:span><text:span text:style-name="T65">月～20</text:span><text:span text:style-name="T68">04</text:span><text:span text:style-name="T65">年</text:span><text:span text:style-name="T68">3</text:span><text:span text:style-name="T65">月　　太陽印刷 株式会社</text:span></text:p>
          </table:table-cell>
          <table:covered-table-cell/>
        </table:table-row>
        <table:table-row table:style-name="表9.2">
          <table:table-cell table:style-name="表9.A2" office:value-type="string">
            <text:p text:style-name="P164"><text:span text:style-name="T52">事業内容：</text:span><text:span text:style-name="T60">印刷物全般の企画・デザイン</text:span></text:p>
            <text:p text:style-name="P134">URL：https://www.taiyo-p.co.jp/</text:p>
            <text:p text:style-name="P160"><text:span text:style-name="T62">従業員数：　</text:span><text:span text:style-name="T64">4</text:span><text:span text:style-name="T63">0</text:span><text:span text:style-name="T62">人</text:span></text:p>
          </table:table-cell>
          <table:table-cell table:style-name="表9.B2" office:value-type="string">
            <text:p text:style-name="P131">営業</text:p>
          </table:table-cell>
        </table:table-row>
      </table:table>
      <text:p text:style-name="P164"/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columns-spanned="3" office:value-type="string">
            <text:p text:style-name="P151"><text:span text:style-name="T2">20</text:span><text:span text:style-name="T5">0</text:span><text:span text:style-name="T6">1</text:span><text:span text:style-name="T2">年</text:span><text:span text:style-name="T3">4</text:span><text:span text:style-name="T2">月～20</text:span><text:span text:style-name="T6">04</text:span><text:span text:style-name="T2">年</text:span><text:span text:style-name="T6">3</text:span><text:span text:style-name="T2">月</text:span></text:p>
          </table:table-cell>
          <table:covered-table-cell/>
          <table:covered-table-cell/>
        </table:table-row>
        <table:table-row table:style-name="表14.2">
          <table:table-cell table:style-name="表14.A2" office:value-type="string">
            <text:p text:style-name="P174">【プロジェクト概要】</text:p>
            <text:p text:style-name="P174">　印刷物全般の企画・デザイン</text:p>
            <text:p text:style-name="P174">　オフセット印刷・オフ輪印刷・オンデマンド印刷</text:p>
            <text:p text:style-name="P174">　製本加工</text:p>
            <text:p text:style-name="P176"><text:span text:style-name="T14">　ノベルティ・販促ツールなど</text:span></text:p>
            <text:p text:style-name="P177"><text:span text:style-name="T31">　</text:span></text:p>
            <text:p text:style-name="P135">【担当フェーズ】</text:p>
            <text:p text:style-name="P147"><text:s text:c="3"/>・百貨店「高島屋」のカタログギフト企画・デザインのチームで営業担当。</text:p>
            <text:p text:style-name="P141"><text:span text:style-name="T90"/></text:p>
            <text:p text:style-name="P135"/>
            <text:p text:style-name="P135">【実績・取り組み】</text:p>
            <text:p text:style-name="P127">　・高島屋が定期的に刷新するギフトカタログパンフレットの企画・デザインの中で</text:p>
            <text:p text:style-name="P127">　　デザイナーやコピーライターとの円滑なコミュニケーションでプロジェクトを<text:line-break/>　　進める。</text:p>
          </table:table-cell>
          <table:table-cell table:style-name="表14.B2" office:value-type="string">
            <text:p text:style-name="P163"/>
            <text:p text:style-name="P163"/>
          </table:table-cell>
          <table:table-cell table:style-name="表14.C2" office:value-type="string">
            <text:p text:style-name="P145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-serif" svg:font-family="sans-serif"/>
    <style:font-face style:name="ＭＳ ゴシック" svg:font-family="'ＭＳ ゴシック', 'MS Gothic'" style:font-family-generic="modern"/>
    <style:font-face style:name="ＭＳ 明朝" svg:font-family="'ＭＳ 明朝', 'MS Mincho'" style:font-family-generic="roman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Century" svg:font-family="Century" style:font-family-generic="roman" style:font-pitch="variable"/>
    <style:font-face style:name="HiraMinProN-W3" svg:font-family="HiraMinProN-W3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Liberation Serif" fo:font-size="12pt" fo:language="en" fo:country="US" style:font-name-asian="ヒラギノ明朝 ProN1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vertical-align="baseline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justify" style:justify-single-word="false" fo:orphans="0" fo:widows="0" fo:keep-with-next="always" style:vertical-align="baseline" style:writing-mode="lr-tb"/>
      <style:text-properties style:use-window-font-color="true" style:font-name="Liberation Sans" fo:font-family="'Liberation Sans'" style:font-family-generic="swiss" style:font-pitch="variable" fo:font-size="14pt" fo:language="en" fo:country="US" style:letter-kerning="true" style:font-name-asian="Arial Unicode MS" style:font-family-asian="'Arial Unicode MS'" style:font-family-generic-asian="system" style:font-pitch-asian="variable" style:font-size-asian="14pt" style:language-asian="ja" style:country-asian="JP" style:font-name-complex="Arial Unicode MS" style:font-family-complex="'Arial Unicode MS'" style:font-family-generic-complex="system" style:font-pitch-complex="variable" style:font-size-complex="14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center" style:justify-single-word="false" fo:orphans="0" fo:widows="0" style:vertical-align="baseline" style:writing-mode="lr-tb"/>
      <style:text-properties style:use-window-font-color="true" style:font-name="Century" fo:font-family="Century" style:font-family-generic="roman" style:font-pitch="variable" fo:font-size="8pt" fo:language="en" fo:country="US" style:letter-kerning="true" style:font-name-asian="ＭＳ 明朝" style:font-family-asian="'ＭＳ 明朝', 'MS Mincho'" style:font-family-generic-asian="roman" style:font-size-asian="8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" style:family="paragraph" style:parent-style-name="Text_20_body" style:class="list">
      <style:paragraph-properties fo:text-align="justify" style:justify-single-word="false" fo:orphans="0" fo:widows="0" style:vertical-align="baseline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2pt" style:language-asian="ja" style:country-asian="JP" style:font-name-complex="Arial Unicode MS1" style:font-family-complex="'Arial Unicode MS'" style:font-family-generic-complex="swiss" style:font-size-complex="12pt" style:language-complex="ar" style:country-complex="SA"/>
    </style:style>
    <style:style style:name="Caption" style:family="paragraph" style:parent-style-name="Standard" style:class="extra">
      <style:paragraph-properties fo:margin-top="0.212cm" fo:margin-bottom="0.212cm" loext:contextual-spacing="false" fo:text-align="justify" style:justify-single-word="false" fo:orphans="0" fo:widows="0" text:number-lines="false" text:line-number="0" style:vertical-align="baseline" style:writing-mode="lr-tb"/>
      <style:text-properties style:use-window-font-color="true" style:font-name="Century" fo:font-family="Century" style:font-family-generic="roman" style:font-pitch="variable" fo:font-size="12pt" fo:language="en" fo:country="US" fo:font-style="italic" style:letter-kerning="true" style:font-name-asian="ＭＳ 明朝" style:font-family-asian="'ＭＳ 明朝', 'MS Mincho'" style:font-family-generic-asian="roman" style:font-size-asian="12pt" style:language-asian="ja" style:country-asian="JP" style:font-style-asian="italic" style:font-name-complex="Arial Unicode MS1" style:font-family-complex="'Arial Unicode MS'" style:font-family-generic-complex="swiss" style:font-size-complex="12pt" style:language-complex="ar" style:country-complex="SA" style:font-style-complex="italic"/>
    </style:style>
    <style:style style:name="Index" style:family="paragraph" style:parent-style-name="Standard" style:class="index">
      <style:paragraph-properties fo:text-align="justify" style:justify-single-word="false" fo:orphans="0" fo:widows="0" text:number-lines="false" text:line-number="0" style:vertical-align="baseline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2pt" style:language-asian="ja" style:country-asian="JP" style:font-name-complex="Arial Unicode MS1" style:font-family-complex="'Arial Unicode MS'" style:font-family-generic-complex="swiss" style:font-size-complex="12pt" style:language-complex="ar" style:country-complex="SA"/>
    </style:style>
    <style:style style:name="結語" style:family="paragraph" style:parent-style-name="Standard">
      <style:paragraph-properties fo:text-align="end" style:justify-single-word="false" fo:orphans="0" fo:widows="0" style:vertical-align="baseline" style:writing-mode="lr-tb"/>
      <style:text-properties style:use-window-font-color="true" style:font-name="ＭＳ ゴシック" fo:font-family="'ＭＳ ゴシック', 'MS Gothic'" style:font-family-generic="modern" fo:font-size="9pt" fo:language="en" fo:country="US" style:letter-kerning="true" style:font-name-asian="ＭＳ ゴシック" style:font-family-asian="'ＭＳ ゴシック', 'MS Gothic'" style:font-family-generic-asian="modern" style:font-size-asian="9pt" style:language-asian="ja" style:country-asian="JP" style:font-name-complex="ＭＳ ゴシック" style:font-family-complex="'ＭＳ ゴシック', 'MS Gothic'" style:font-family-generic-complex="modern" style:font-size-complex="9pt" style:language-complex="ar" style:country-complex="SA"/>
    </style:style>
    <style:style style:name="Footer" style:family="paragraph" style:parent-style-name="Standard" style:class="extra">
      <style:paragraph-properties fo:text-align="justify" style:justify-single-word="false" fo:orphans="0" fo:widows="0" style:vertical-align="baseline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TML_20_書式付き" style:display-name="HTML 書式付き" style:family="paragraph" style:parent-style-name="Standard">
      <style:paragraph-properties fo:text-align="start" style:justify-single-word="false" fo:orphans="2" fo:widows="2" style:vertical-align="auto" style:writing-mode="lr-tb"/>
      <style:text-properties style:use-window-font-color="true" style:font-name="ＭＳ ゴシック" fo:font-family="'ＭＳ ゴシック', 'MS Gothic'" style:font-family-generic="modern" fo:font-size="12pt" fo:language="en" fo:country="US" style:letter-kerning="true" style:font-name-asian="ＭＳ ゴシック" style:font-family-asian="'ＭＳ ゴシック', 'MS Gothic'" style:font-family-generic-asian="modern" style:font-size-asian="12pt" style:language-asian="ja" style:country-asian="JP" style:font-name-complex="ＭＳ ゴシック" style:font-family-complex="'ＭＳ ゴシック', 'MS Gothic'" style:font-family-generic-complex="modern" style:font-size-complex="12pt" style:language-complex="ar" style:country-complex="SA"/>
    </style:style>
    <style:style style:name="吹き出し" style:family="paragraph" style:parent-style-name="Standard">
      <style:paragraph-properties fo:text-align="justify" style:justify-single-word="false" fo:orphans="0" fo:widows="0" style:vertical-align="baseline" style:writing-mode="lr-tb"/>
      <style:text-properties style:use-window-font-color="true" style:font-name="Arial" fo:font-family="Arial" style:font-family-generic="swiss" style:font-pitch="variable" fo:font-size="9pt" fo:language="en" fo:country="US" style:letter-kerning="true" style:font-name-asian="ＭＳ ゴシック" style:font-family-asian="'ＭＳ ゴシック', 'MS Gothic'" style:font-family-generic-asian="modern" style:font-size-asian="9pt" style:language-asian="ja" style:country-asian="JP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Header" style:family="paragraph" style:parent-style-name="Standard" style:class="extra">
      <style:paragraph-properties fo:text-align="justify" style:justify-single-word="false" fo:orphans="0" fo:widows="0" style:vertical-align="baseline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コメント文字列" style:family="paragraph" style:parent-style-name="Standard">
      <style:paragraph-properties fo:text-align="start" style:justify-single-word="false" fo:orphans="0" fo:widows="0" style:vertical-align="auto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リスト段落" style:family="paragraph" style:parent-style-name="Standard">
      <style:paragraph-properties fo:margin-left="1.693cm" fo:margin-right="0cm" fo:text-align="justify" style:justify-single-word="false" fo:orphans="0" fo:widows="0" fo:text-indent="0cm" style:auto-text-indent="false" style:vertical-align="baseline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orphans="0" fo:widows="0" text:number-lines="false" text:line-number="0" style:vertical-align="baseline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0" fo:widows="0" text:number-lines="false" text:line-number="0" style:vertical-align="baseline" style:writing-mode="lr-tb"/>
      <style:text-properties style:use-window-font-color="true" style:font-name="Century" fo:font-family="Century" style:font-family-generic="roman" style:font-pitch="variable" fo:font-size="10.5pt" fo:language="en" fo:country="US" fo:font-weight="bold" style:letter-kerning="true" style:font-name-asian="ＭＳ 明朝" style:font-family-asian="'ＭＳ 明朝', 'MS Mincho'" style:font-family-generic-asian="roman" style:font-size-asian="10.5pt" style:language-asian="ja" style:country-asian="JP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justify" style:justify-single-word="false" fo:orphans="0" fo:widows="0" style:vertical-align="baseline" style:writing-mode="lr-tb"/>
      <style:text-properties style:use-window-font-color="true" style:font-name="Liberation Serif" fo:font-family="'Liberation Serif'" style:font-family-generic="roman" style:font-pitch="variable" fo:font-size="24pt" fo:language="en" fo:country="US" fo:font-weight="bold" style:letter-kerning="true" style:font-name-asian="ヒラギノ明朝 ProN1" style:font-family-asian="'ヒラギノ明朝 ProN'" style:font-family-generic-asian="system" style:font-pitch-asian="variable" style:font-size-asian="24pt" style:language-asian="ja" style:country-asian="JP" style:font-weight-asian="bold" style:font-name-complex="Arial Unicode MS" style:font-family-complex="'Arial Unicode MS'" style:font-family-generic-complex="system" style:font-pitch-complex="variable" style:font-size-complex="24pt" style:language-complex="ar" style:country-complex="SA" style:font-weight-complex="bold"/>
    </style:style>
    <style:style style:name="WW8Num1z0" style:family="text">
      <style:text-properties style:use-window-font-color="true" style:font-name="ＭＳ 明朝" fo:font-family="'ＭＳ 明朝', 'MS Mincho'" style:font-family-generic="roman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1z1" style:family="text">
      <style:text-properties style:use-window-font-color="true" style:font-name="Wingdings" fo:font-family="Wingdings" style:font-pitch="variable" style:font-charset="x-symbol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Wingdings" style:font-family-complex="Wingdings" style:font-pitch-complex="variable" style:font-charset-complex="x-symbol" style:font-size-complex="12pt" style:language-complex="ar" style:country-complex="SA"/>
    </style:style>
    <style:style style:name="段落フォント" style:family="text"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フッター_20__28_文字_29_" style:display-name="フッター (文字)" style:family="text"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コメント文字列_20__28_文字_29_" style:display-name="コメント文字列 (文字)" style:family="text"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rong_20_Emphasis" style:display-name="Strong Emphasis" style:family="text">
      <style:text-properties style:use-window-font-color="true" style:font-name="Century" fo:font-family="Century" style:font-family-generic="roman" style:font-pitch="variable" fo:font-size="10.5pt" fo:language="en" fo:country="US" fo:font-weight="bold" style:letter-kerning="true" style:font-name-asian="ＭＳ 明朝" style:font-family-asian="'ＭＳ 明朝', 'MS Mincho'" style:font-family-generic-asian="roman" style:font-size-asian="10.5pt" style:language-asian="ja" style:country-asian="JP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80" style:font-name="Century" fo:font-family="Century" style:font-family-generic="roman" style:font-pitch="variable" fo:font-size="10.5pt" fo:language="zxx" fo:country="none" style:text-underline-style="solid" style:text-underline-width="auto" style:text-underline-color="font-color" style:letter-kerning="true" style:font-name-asian="ＭＳ 明朝" style:font-family-asian="'ＭＳ 明朝', 'MS Mincho'" style:font-family-generic-asian="roman" style:font-size-asian="10.5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Bullet_20_Symbols" style:display-name="Bullet Symbols" style:family="text">
      <style:text-properties style:use-window-font-color="true" style:font-name="OpenSymbol" fo:font-family="OpenSymbol" style:font-charset="x-symbol" fo:font-size="10.5pt" fo:language="en" fo:country="US" style:letter-kerning="true" style:font-name-asian="OpenSymbol" style:font-family-asian="OpenSymbol" style:font-charset-asian="x-symbol" style:font-size-asian="10.5pt" style:language-asian="ja" style:country-asian="JP" style:font-name-complex="OpenSymbol" style:font-family-complex="OpenSymbol" style:font-charset-complex="x-symbol" style:font-size-complex="12pt" style:language-complex="ar" style:country-complex="SA"/>
    </style:style>
    <style:style style:name="Numbering_20_Symbols" style:display-name="Numbering Symbols" style:family="text"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style:writing-mode="lr-tb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・">
        <style:list-level-properties text:list-level-position-and-space-mode="label-alignment">
          <style:list-level-label-alignment text:label-followed-by="space" fo:text-indent="-0.282cm" fo:margin-left="0.282cm"/>
        </style:list-level-properties>
        <style:text-properties style:font-name="ＭＳ 明朝"/>
      </text:list-level-style-bullet>
      <text:list-level-style-bullet text:level="2" text:style-name="WW8Num1z1" style:num-suffix=".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text:style-name="WW8Num1z1" style:num-suffix=".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text:style-name="WW8Num1z1" style:num-suffix=".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text:style-name="WW8Num1z1" style:num-suffix=".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text:style-name="WW8Num1z1" style:num-suffix=".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text:style-name="WW8Num1z1" style:num-suffix=".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text:style-name="WW8Num1z1" style:num-suffix=".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text:style-name="WW8Num1z1" style:num-suffix=".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ＭＳ 明朝" fo:font-size="9pt" style:font-size-asian="9pt" style:font-name-complex="ＭＳ 明朝" style:font-size-complex="9pt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1.6cm" style:writing-mode="lr-tb" style:layout-grid-color="#c0c0c0" style:layout-grid-lines="48" style:layout-grid-base-height="0.545cm" style:layout-grid-ruby-height="0cm" style:layout-grid-mode="both" style:layout-grid-ruby-below="false" style:layout-grid-print="false" style:layout-grid-display="false" style:layout-grid-base-width="0.347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pan text:style-name="MT1">／</text:span><text:page-count style:num-format="1"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18:00</meta:creation-date>
    <dc:date>2018-06-08T17:25:25.856342760</dc:date>
    <meta:editing-cycles>80</meta:editing-cycles>
    <meta:editing-duration>P1DT2H11M54S</meta:editing-duration>
    <meta:generator>LibreOffice_Vanilla/6.0.4.5$MacOSX_X86_64 LibreOffice_project/6840e4519a6ce8bcc1328eb2d87b5c46c6df1038</meta:generator>
    <meta:document-statistic meta:table-count="14" meta:image-count="0" meta:object-count="0" meta:page-count="5" meta:paragraph-count="244" meta:word-count="3045" meta:character-count="4287" meta:non-whitespace-character-count="4091"/>
  </office:meta>
</office:document-meta>
</file>